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1.svm" manifest:media-type=""/>
  <manifest:file-entry manifest:full-path="Pictures/100002000000020200000001563997F8E96BDB0A.png" manifest:media-type="image/png"/>
  <manifest:file-entry manifest:full-path="Pictures/1000000000000295000000C2AA5C09C5813DC296.jpg" manifest:media-type="image/jpeg"/>
  <manifest:file-entry manifest:full-path="Pictures/100000000000042B000003208BE499AC75AC72E4.jpg" manifest:media-type="image/jpeg"/>
  <manifest:file-entry manifest:full-path="Pictures/2000010E0000352600000027FE1BEE0835C58AA0.svm" manifest:media-type="image/x-svm"/>
  <manifest:file-entry manifest:full-path="Pictures/1000020100000A930000067269634AF493A7A41E.png" manifest:media-type="image/png"/>
  <manifest:file-entry manifest:full-path="Pictures/100000000000000D0000000D71E94F11921A5DE8.png" manifest:media-type="image/png"/>
  <manifest:file-entry manifest:full-path="Pictures/10000201000001CA000000869A313935328ED4DD.png" manifest:media-type="image/png"/>
  <manifest:file-entry manifest:full-path="Pictures/1000000000000E9A0000001BCD3974EF61C6F41F.png" manifest:media-type="image/png"/>
  <manifest:file-entry manifest:full-path="Pictures/1000000000000020000000204B249CA79A42C6D7.png" manifest:media-type="image/png"/>
  <manifest:file-entry manifest:full-path="Pictures/10000201000000BE000000BEB544062765B6C8BD.png" manifest:media-type="image/png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7.7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4.391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68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outline1">
      <style:graphic-properties draw:textarea-vertical-align="middle" draw:auto-grow-height="true" fo:min-height="11.284cm"/>
    </style:style>
    <style:style style:name="pr11" style:family="presentation" style:parent-style-name="Master1-Layout2-obj-Titel-und-Inhalt-outline1">
      <style:graphic-properties draw:textarea-vertical-align="middle" draw:auto-grow-height="true" fo:min-height="18.598cm"/>
    </style:style>
    <style:style style:name="pr12" style:family="presentation" style:parent-style-name="Master1-Layout2-obj-Titel-und-Inhalt-outline1">
      <style:graphic-properties draw:textarea-vertical-align="middle" draw:auto-grow-height="true" fo:min-height="13.714cm"/>
    </style:style>
    <style:style style:name="pr13" style:family="presentation" style:parent-style-name="Master1-Layout2-obj-Titel-und-Inhalt-outline1">
      <style:graphic-properties draw:textarea-vertical-align="middle" draw:auto-grow-height="true" fo:min-height="20.695cm"/>
    </style:style>
    <style:style style:name="pr14" style:family="presentation" style:parent-style-name="Master1-Layout2-obj-Titel-und-Inhalt-outline1">
      <style:graphic-properties draw:textarea-vertical-align="top" draw:auto-grow-height="true" fo:min-height="17.018cm"/>
    </style:style>
    <style:style style:name="pr15" style:family="presentation" style:parent-style-name="Master1-Layout2-obj-Titel-und-Inhalt-title">
      <style:graphic-properties fo:min-height="1.151cm"/>
    </style:style>
    <style:style style:name="pr16" style:family="presentation" style:parent-style-name="Master1-Layout2-obj-Titel-und-Inhalt-outline1">
      <style:graphic-properties draw:textarea-vertical-align="middle" fo:min-height="14.51cm"/>
    </style:style>
    <style:style style:name="pr17" style:family="presentation" style:parent-style-name="Master1-Layout2-obj-Titel-und-Inhalt-outline1">
      <style:graphic-properties draw:textarea-vertical-align="middle" draw:auto-grow-height="true" fo:min-height="11.386cm"/>
    </style:style>
    <style:style style:name="pr18" style:family="presentation" style:parent-style-name="Master1-Layout2-obj-Titel-und-Inhalt-outline1">
      <style:graphic-properties draw:textarea-vertical-align="middle" draw:auto-grow-height="true" fo:min-height="11.654cm"/>
    </style:style>
    <style:style style:name="pr19" style:family="presentation" style:parent-style-name="Master1-Layout2-obj-Titel-und-Inhalt-subtitle">
      <style:graphic-properties draw:fill-color="#ffffff" draw:auto-grow-height="true" fo:min-height="13.24cm"/>
    </style:style>
    <style:style style:name="pr20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5.38cm" style:use-optimal-column-width="false"/>
    </style:style>
    <style:style style:name="co3" style:family="table-column">
      <style:table-column-properties style:column-width="4.85cm" style:use-optimal-column-width="false"/>
    </style:style>
    <style:style style:name="co4" style:family="table-column">
      <style:table-column-properties style:column-width="4.35cm" style:use-optimal-column-width="false"/>
    </style:style>
    <style:style style:name="ro1" style:family="table-row">
      <style:table-row-properties style:row-height="1.241cm"/>
    </style:style>
    <style:style style:name="ce1" style:family="table-cell">
      <loext:graphic-properties draw:textarea-vertical-align="middle"/>
      <style:paragraph-properties fo:text-align="center"/>
      <style:text-properties style:font-name="Univers-Light-Normal"/>
    </style:style>
    <style:style style:name="ce2" style:family="table-cell">
      <loext:graphic-properties draw:textarea-vertical-align="middle"/>
      <style:paragraph-properties fo:text-align="center"/>
      <style:text-properties style:font-name="Univers-Light-Normal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-Light-Normal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D-DIN1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style:font-name="Univers-Light-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text-align="center"/>
      <style:text-properties style:font-name="Univers-Light-Normal" fo:font-size="18pt"/>
    </style:style>
    <style:style style:name="P24" style:family="paragraph">
      <loext:graphic-properties draw:fill-color="#ffffff"/>
      <style:paragraph-properties fo:margin-left="0cm" fo:margin-right="0cm" fo:text-indent="0cm"/>
      <style:text-properties style:font-name="D-DIN1" fo:font-size="54pt" fo:font-weight="bold" style:font-size-asian="54pt" style:font-weight-asian="bold" style:font-size-complex="54pt" style:font-weight-complex="bold"/>
    </style:style>
    <style:style style:name="P25" style:family="paragraph">
      <style:paragraph-properties fo:margin-left="0cm" fo:margin-right="0cm" fo:text-align="justify" fo:text-indent="0cm"/>
    </style:style>
    <style:style style:name="P26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1" fo:font-weight="bold" style:font-weight-asian="bold" style:font-weight-complex="bold"/>
    </style:style>
    <style:style style:name="T6" style:family="text">
      <style:text-properties style:font-name="Univers-Light-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-DIN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009353" style:font-name="Ubuntu Mono" fo:font-weight="bold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fo:color="#ce181e" style:font-name="Ubuntu Mono" fo:font-weight="bold" style:font-weight-asian="bold" style:font-weight-complex="bold"/>
    </style:style>
    <style:style style:name="T13" style:family="text">
      <style:text-properties fo:color="#62a73b" style:font-name="Ubuntu Mono"/>
    </style:style>
    <style:style style:name="T14" style:family="text">
      <style:text-properties style:font-name="Univers-Light-Normal" fo:font-style="italic" style:font-style-asian="italic" style:font-style-complex="italic"/>
    </style:style>
    <style:style style:name="T15" style:family="text">
      <style:text-properties style:font-name="Univers-Light-Normal" fo:font-style="normal" style:font-style-asian="normal" style:font-style-complex="normal"/>
    </style:style>
    <style:style style:name="T16" style:family="text">
      <style:text-properties fo:color="#000000" style:font-name="Ubuntu Mono" fo:font-weight="normal" style:font-weight-asian="normal" style:font-weight-complex="normal"/>
    </style:style>
    <style:style style:name="T17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weight="normal" style:font-weight-asian="normal" style:font-weight-complex="normal"/>
    </style:style>
    <style:style style:name="T20" style:family="text">
      <style:text-properties style:font-name="Univers-Light-Normal" fo:font-size="18pt"/>
    </style:style>
    <style:style style:name="T21" style:family="text">
      <style:text-properties style:font-name="Univers-Light-Normal" fo:font-weight="bold" style:font-weight-asian="bold" style:font-weight-complex="bold"/>
    </style:style>
    <style:style style:name="T22" style:family="text">
      <style:text-properties fo:color="#ce181e" style:font-name="Univers-Light-Normal" fo:font-weight="bold" style:font-weight-asian="bold" style:font-weight-complex="bold"/>
    </style:style>
    <style:style style:name="T23" style:family="text">
      <style:text-properties fo:color="#000000" style:font-name="Univers-Light-Normal" fo:font-weight="normal" style:font-weight-asian="normal" style:font-weight-complex="normal"/>
    </style:style>
    <style:style style:name="T24" style:family="text">
      <style:text-properties fo:color="#62a73b" style:font-name="Univers-Light-Normal" fo:font-weight="bold" style:font-weight-asian="bold" style:font-weight-complex="bold"/>
    </style:style>
    <style:style style:name="T25" style:family="text">
      <style:text-properties style:font-name="Univers-Light-Normal" fo:font-size="18pt" style:font-size-asian="18pt" style:font-size-complex="18pt"/>
    </style:style>
    <style:style style:name="T26" style:family="text">
      <style:text-properties style:font-name="Ubuntu Mono" fo:font-size="16pt" style:font-size-asian="16pt" style:font-size-complex="16pt"/>
    </style:style>
    <style:style style:name="T27" style:family="text">
      <style:text-properties style:font-name="Ubuntu Mono" fo:font-size="18pt" style:font-size-asian="18pt" style:font-size-complex="18pt"/>
    </style:style>
    <style:style style:name="T28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30" style:family="text">
      <style:text-properties style:text-position="33% 58%" style:font-name="Univers-Light-Normal" fo:font-size="18pt" style:font-size-asian="18pt" style:font-size-complex="18pt"/>
    </style:style>
    <style:style style:name="T31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32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3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8.295cm" svg:height="2.935cm" svg:x="3.4cm" svg:y="5.603cm">
          <draw:text-box>
            <text:p text:style-name="P1"><text:span text:style-name="T1">Profilmodul Forschungsprojekt Grundlagen</text:span></text:p>
            <text:p text:style-name="P1"><text:span text:style-name="T1">INF-PM-FPG</text:span></text:p>
          </draw:text-box>
        </draw:frame>
        <draw:frame draw:style-name="gr2" draw:text-style-name="P4" draw:layer="layout" svg:width="24.13cm" svg:height="2.576cm" svg:x="0.6cm" svg:y="8.996cm">
          <draw:text-box>
            <text:p text:style-name="P3"><text:span text:style-name="T2">Innovative Spracherweiterungen für Beschleunigerkarten am Beispiel von SYCL, HC, HIP und CUDA: Untersuchung zu Nutzbarkeit und Performance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5.6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-Ing. Bernd Trenkler</text:span></text:p>
          <text:p text:style-name="P6"><text:span text:style-name="T3"><text:s text:c="16"/></text:span><text:span text:style-name="T3">Matthias Werner, M.Sc.</text:span></text:p>
          <text:p text:style-name="P6"><text:span text:style-name="T3">18. März 2019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6cm" svg:height="0.81cm" svg:x="10.9cm" svg:y="11.996cm">
          <draw:text-box>
            <text:p text:style-name="P3"><text:span text:style-name="T4">Jan Stephan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5">Gliederung</text:span></text:p>
          </draw:text-box>
        </draw:frame>
        <draw:frame presentation:style-name="pr3" draw:text-style-name="P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><text:span text:style-name="T6">Einleitung</text:span></text:p>
                <text:list>
                  <text:list-item>
                    <text:p><text:span text:style-name="T6">Motivation</text:span></text:p>
                  </text:list-item>
                  <text:list-item>
                    <text:p><text:span text:style-name="T6">Ziel</text:span></text:p>
                  </text:list-item>
                </text:list>
              </text:list-item>
              <text:list-item>
                <text:p><text:span text:style-name="T6">Funktionaler Vergleich</text:span></text:p>
                <text:list>
                  <text:list-item>
                    <text:p><text:span text:style-name="T6">Anforderungen</text:span></text:p>
                  </text:list-item>
                  <text:list-item>
                    <text:p><text:span text:style-name="T6">CUDA</text:span></text:p>
                  </text:list-item>
                  <text:list-item>
                    <text:p><text:span text:style-name="T6">HIP</text:span></text:p>
                  </text:list-item>
                  <text:list-item>
                    <text:p><text:span text:style-name="T6">HC</text:span></text:p>
                  </text:list-item>
                  <text:list-item>
                    <text:p><text:span text:style-name="T6">SYCL</text:span></text:p>
                  </text:list-item>
                </text:list>
              </text:list-item>
              <text:list-item>
                <text:p><text:span text:style-name="T6">Benchmark-Ergebnisse</text:span></text:p>
                <text:list>
                  <text:list-item>
                    <text:p><text:span text:style-name="T6">NVIDIA-GPUs</text:span></text:p>
                  </text:list-item>
                  <text:list-item>
                    <text:p><text:span text:style-name="T6">AMD-GPUs</text:span></text:p>
                  </text:list-item>
                  <text:list-item>
                    <text:p><text:span text:style-name="T6">Übergreifender Vergleich</text:span>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3" draw:layer="layout" svg:width="23.5cm" svg:height="13.68cm" svg:x="0.5cm" svg:y="1.814cm" presentation:class="outline" presentation:user-transformed="true">
          <draw:text-box>
            <text:list text:style-name="L3">
              <text:list-item>
                <text:p text:style-name="P12"><text:span text:style-name="T7">NVIDIA CUDA ist dominante GPGPU-Plattform</text:span></text:p>
                <text:list>
                  <text:list-item>
                    <text:p text:style-name="P12"><text:span text:style-name="T7">TOP500 (November 2018): fünf der ersten zehn Plätze</text:span></text:p>
                  </text:list-item>
                  <text:list-item>
                    <text:p text:style-name="P12"><text:span text:style-name="T7">TOP500 (November 2018): insgesamt 126 Mal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Wenig Konkurrenz</text:span></text:p>
                <text:list>
                  <text:list-item>
                    <text:p text:style-name="P12"><text:span text:style-name="T7">TOP500 (November 2018): 30 Mal Intel Xeon Phi, kein AMD</text:span></text:p>
                  </text:list-item>
                  <text:list-item>
                    <text:p text:style-name="P12"><text:span text:style-name="T7">verfügbare OpenCL-Unterstützung veraltet (OpenCL 1.2 von 2011)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Neue Technologien:</text:span></text:p>
                <text:list>
                  <text:list-item>
                    <text:p text:style-name="P12"><text:span text:style-name="T7">AMD: HC &amp; HIP als Teil von ROCm (</text:span><text:span text:style-name="T8">Radeon Open Compute</text:span><text:span text:style-name="T7">, 2016)</text:span></text:p>
                  </text:list-item>
                  <text:list-item>
                    <text:p text:style-name="P12"><text:span text:style-name="T7">Khronos: SYCL (201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Analyse und Vergleich der Programmiermodelle</text:p>
                <text:p/>
              </text:list-item>
              <text:list-item>
                <text:p>Performance-Benchmarks auf AMD- und NVIDIA-GPUs</text:p>
                <text:p/>
              </text:list-item>
              <text:list-item>
                <text:p>Empfehlungen für den zukünftigen Einsatz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Funktionaler Vergleich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nforderung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Datensicht (nach M. Wong [1]) </text:p>
                <text:list>
                  <text:list-item>
                    <text:p>Datenbewegung</text:p>
                    <text:list>
                      <text:list-item>
                        <text:p>Explizit oder implizit?</text:p>
                      </text:list-item>
                    </text:list>
                  </text:list-item>
                  <text:list-item>
                    <text:p>Datenanordnung</text:p>
                    <text:list>
                      <text:list-item>
                        <text:p>Gekapselt?</text:p>
                      </text:list-item>
                    </text:list>
                  </text:list-item>
                  <text:list-item>
                    <text:p>Datenaffinität</text:p>
                    <text:list>
                      <text:list-item>
                        <text:p>Zuordnung zu bestimmter GPU</text:p>
                      </text:list-item>
                    </text:list>
                  </text:list-item>
                  <text:list-item>
                    <text:p>Datenlokalität</text:p>
                    <text:list>
                      <text:list-item>
                        <text:p>Nutzung der Speicherhierarchie</text:p>
                      </text:list-item>
                    </text:list>
                  </text:list-item>
                </text:list>
              </text:list-item>
              <text:list-item>
                <text:p>Aufgabensicht</text:p>
                <text:list>
                  <text:list-item>
                    <text:p>Aufgabengraphen</text:p>
                  </text:list-item>
                </text:list>
              </text:list-item>
            </text:list>
          </draw:text-box>
        </draw:frame>
        <draw:custom-shape draw:style-name="gr7" draw:text-style-name="P18" xml:id="id1" draw:id="id1" draw:layer="layout" svg:width="1.016cm" svg:height="1.016cm" svg:x="17.78cm" svg:y="10.668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2" draw:id="id2" draw:layer="layout" svg:width="1.016cm" svg:height="1.016cm" svg:x="16.381cm" svg:y="12.369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3" draw:id="id3" draw:layer="layout" svg:width="1.016cm" svg:height="1.016cm" svg:x="19.081cm" svg:y="12.369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4" draw:id="id4" draw:layer="layout" svg:width="1.016cm" svg:height="1.016cm" svg:x="17.781cm" svg:y="14.069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7.928cm" svg:y1="11.536cm" svg:x2="17.249cm" svg:y2="12.517cm" draw:start-shape="id1" draw:start-glue-point="7" draw:end-shape="id2" draw:end-glue-point="11" svg:d="M17928 11536l-679 981" svg:viewBox="0 0 680 982">
          <text:p/>
        </draw:connector>
        <draw:connector draw:style-name="gr8" draw:text-style-name="P19" draw:layer="layout" draw:type="line" svg:x1="18.648cm" svg:y1="11.536cm" svg:x2="19.229cm" svg:y2="12.517cm" draw:start-shape="id1" draw:start-glue-point="9" draw:end-shape="id3" draw:end-glue-point="5" svg:d="M18648 11536l581 981" svg:viewBox="0 0 582 982">
          <text:p/>
        </draw:connector>
        <draw:connector draw:style-name="gr8" draw:text-style-name="P19" draw:layer="layout" draw:type="line" svg:x1="19.229cm" svg:y1="13.237cm" svg:x2="18.649cm" svg:y2="14.217cm" draw:start-shape="id3" draw:start-glue-point="7" draw:end-shape="id4" draw:end-glue-point="11" svg:d="M19229 13237l-580 980" svg:viewBox="0 0 581 981">
          <text:p/>
        </draw:connector>
        <draw:connector draw:style-name="gr8" draw:text-style-name="P19" draw:layer="layout" draw:type="line" svg:x1="17.249cm" svg:y1="13.237cm" svg:x2="17.929cm" svg:y2="14.217cm" draw:start-shape="id2" draw:start-glue-point="9" draw:end-shape="id4" draw:end-glue-point="5" svg:d="M17249 13237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ingle-source</text:p>
              </text:list-item>
              <text:list-item>
                <text:p>API: C</text:p>
              </text:list-item>
              <text:list-item>
                <text:p>Kernelsprache: C++-Dialekt</text:p>
              </text:list-item>
              <text:list-item>
                <text:p>Ausführung auf NVIDIA-GPUs möglich</text:p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>__global__</text:span><text:span text:style-name="T11"> </text:span><text:span text:style-name="T12">void</text:span><text:span text:style-name="T11"> kernel(</text:span><text:span text:style-name="T12">const</text:span><text:span text:style-name="T11"> </text:span><text:span text:style-name="T12">float</text:span><text:span text:style-name="T11">* a, </text:span><text:span text:style-name="T12">const</text:span><text:span text:style-name="T11"> </text:span><text:span text:style-name="T12">float</text:span><text:span text:style-name="T11">* b, </text:span><text:span text:style-name="T12">float</text:span><text:span text:style-name="T11">* c, </text:span></text:p>
            <text:p text:style-name="P20"><text:span text:style-name="T11"><text:s text:c="23"/></text:span><text:span text:style-name="T11">std::</text:span><text:span text:style-name="T12">size_t</text:span><text:span text:style-name="T11"> dim)</text:span></text:p>
            <text:p text:style-name="P20"><text:span text:style-name="T11">{</text:span></text:p>
            <text:p text:style-name="P20"><text:span text:style-name="T11"><text:s text:c="4"/></text:span><text:span text:style-name="T13">/* … */</text:span></text:p>
            <text:p><text:span text:style-name="T11">}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rps</text:span><text:span text:style-name="T6"> bestehen aus 32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Block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shared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4">Grid</text:span><text:span text:style-name="T6"> besteht aus allen Blocks</text:span></text:p>
                <text:list>
                  <text:list-item>
                    <text:p><text:span text:style-name="T6">Kommunikation über </text:span><text:span text:style-name="T14">global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beweg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2">new</text:span><text:span text:style-name="T11"> </text:span><text:span text:style-name="T12">float</text:span><text:span text:style-name="T11">[num_elems];</text:span></text:p>
                <text:p text:style-name="P20"><text:span text:style-name="T12">auto</text:span><text:span text:style-name="T11"> dev_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(&amp;dev_buf, num_elems * </text:span><text:span text:style-name="T12">sizeof</text:span><text:span text:style-name="T11">(</text:span><text:span text:style-name="T12">float</text:span><text:span text:style-name="T11">));</text:span></text:p>
                <text:p text:style-name="P20"><text:span text:style-name="T11">cudaMemcpy(dev_buf, host_buf, num_elems * </text:span><text:span text:style-name="T12">sizeof</text:span><text:span text:style-name="T11">(</text:span><text:span text:style-name="T12">float</text:span><text:span text:style-name="T11">), </text:span></text:p>
                <text:p text:style-name="P20"><text:span text:style-name="T11"><text:s text:c="11"/></text:span><text:span text:style-name="T10">cudaMemcpyDeviceToHost</text:span><text:span text:style-name="T11">);</text:span></text:p>
                <text:p/>
              </text:list-item>
              <text:list-item>
                <text:p>Implizite Datenbewegung (CUDA 6)</text:p>
                <text:p text:style-name="P20"><text:span text:style-name="T12">auto</text:span><text:span text:style-name="T11"> 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Managed(&amp;buf, num_elems * </text:span><text:span text:style-name="T12">sizeof</text:span><text:span text:style-name="T11">(</text:span><text:span text:style-name="T12">float</text:span><text:span text:style-name="T11">));</text:span></text:p>
                <text:p text:style-name="P21"><text:span text:style-name="T11"/></text:p>
              </text:list-item>
              <text:list-item>
                <text:p text:style-name="P22"><text:span text:style-name="T6">Implizite Datenbewegung (CUDA 8, Pascal)</text:span></text:p>
                <text:p text:style-name="P22"><text:span text:style-name="T12">auto</text:span><text:span text:style-name="T11"> buf = </text:span><text:span text:style-name="T12">new</text:span><text:span text:style-name="T11"> </text:span><text:span text:style-name="T12">float</text:span><text:span text:style-name="T11">[num_elems]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9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entspricht CPU-Speicheranordnung</text:p>
                <text:list>
                  <text:list-item>
                    <text:p>Programmierer muss effiziente Anordnung / Zugriffe sicherstellen</text:p>
                    <text:p/>
                  </text:list-item>
                </text:list>
              </text:list-item>
              <text:list-item>
                <text:p>Ausnahmen</text:p>
                <text:list>
                  <text:list-item>
                    <text:p>zwei-/dreidimensionale Arrays (<text:span text:style-name="T11">cudaMallocPitch</text:span> / <text:span text:style-name="T11">cudaMalloc3D</text:span>)</text:p>
                  </text:list-item>
                  <text:list-item>
                    <text:p>Textur-Caches (<text:span text:style-name="T11">cudaMallocArra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ffin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Bewegung: Genau eine aktive GPU</text:p>
              </text:list-item>
              <text:list-item>
                <text:p>GPU-Wechsel erfolgt manuell (<text:span text:style-name="T11">cudaSetDevice</text:span>)</text:p>
                <text:p text:style-name="P20"><text:span text:style-name="T11">cudaSetDevice(0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0</text:span></text:p>
                <text:p text:style-name="P20"><text:span text:style-name="T11">cudaSetDevice(1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1</text:span></text:p>
                <text:p/>
              </text:list-item>
              <text:list-item>
                <text:p>Implizite Bewegung (vor Kepler): wie explizite Bewegung</text:p>
              </text:list-item>
              <text:list-item>
                <text:p>Implizite Bewegung (ab Kepler): <text:span text:style-name="T6">Speicher auf allen GPUs sichtbar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Mehrere Ebenen der Speicherhierarchie</text:p>
                <text:list>
                  <text:list-item>
                    <text:p><text:span text:style-name="T8">Global memory</text:span>: Hauptspeicher der GPU, für alle Multiprozessoren sichtbar</text:p>
                    <text:list>
                      <text:list-item>
                        <text:p>Zugriff über L1- und L2-Caches</text:p>
                      </text:list-item>
                    </text:list>
                  </text:list-item>
                  <text:list-item>
                    <text:p><text:span text:style-name="T8">Constant memory</text:span>: Hauptspeicher, spezieller Cache</text:p>
                  </text:list-item>
                  <text:list-item>
                    <text:p>Textur-Caches</text:p>
                  </text:list-item>
                  <text:list-item>
                    <text:p><text:span text:style-name="T8">Shared memory</text:span>: Programmierbarer L1-Cache</text:p>
                  </text:list-item>
                  <text:list-item>
                    <text:p>Register</text:p>
                  </text:list-item>
                  <text:list-item>
                    <text:p><text:span text:style-name="T8">Local memory</text:span>: „versteckter“ Haupt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Herkömmlich: CUDA Streams und Events</text:p>
                <text:p text:style-name="P20"><text:span text:style-name="T11">A&lt;&lt;&lt;…, stream1&gt;&gt;&gt;();</text:span></text:p>
                <text:p text:style-name="P20"><text:span text:style-name="T11">cudaEventRecord(eventA, stream1);</text:span></text:p>
                <text:p text:style-name="P20"><text:span text:style-name="T11"/></text:p>
                <text:p text:style-name="P20"><text:span text:style-name="T11">B&lt;&lt;&lt;…, stream1&gt;&gt;&gt;();</text:span></text:p>
                <text:p text:style-name="P20"><text:span text:style-name="T11"/></text:p>
                <text:p text:style-name="P20"><text:span text:style-name="T11">cudaStreamWaitEvent(stream2, eventA);</text:span></text:p>
                <text:p text:style-name="P20"><text:span text:style-name="T11">C&lt;&lt;&lt;…, stream2&gt;&gt;&gt;();</text:span></text:p>
                <text:p text:style-name="P20"><text:span text:style-name="T11">cudaEventRecord(eventC, stream2);</text:span></text:p>
                <text:p text:style-name="P20"><text:span text:style-name="T11"/></text:p>
                <text:p text:style-name="P20"><text:span text:style-name="T11">cudaStreamWaitEvent(stream1, eventC);</text:span></text:p>
                <text:p text:style-name="P20"><text:span text:style-name="T11">D&lt;&lt;&lt;…, stream1&gt;&gt;&gt;();</text:span></text:p>
              </text:list-item>
            </text:list>
          </draw:text-box>
        </draw:frame>
        <draw:custom-shape draw:style-name="gr7" draw:text-style-name="P18" xml:id="id5" draw:id="id5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6" draw:id="id6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7" draw:id="id7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8" draw:id="id8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5" draw:start-glue-point="7" draw:end-shape="id6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5" draw:start-glue-point="9" draw:end-shape="id7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7" draw:start-glue-point="7" draw:end-shape="id8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6" draw:start-glue-point="9" draw:end-shape="id8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Neu (CUDA 10): CUDA Graphs</text:p>
                <text:p text:style-name="P20"><text:span text:style-name="T11">cudaGraphCreate(&amp;graph);</text:span></text:p>
                <text:p text:style-name="P20"><text:span text:style-name="T11"/></text:p>
                <text:p text:style-name="P20"><text:span text:style-name="T11">cudaGraphAddNode(graph, A, {}, …);</text:span></text:p>
                <text:p text:style-name="P20"><text:span text:style-name="T11">cudaGraphAddNode(graph, B, {A}, …);</text:span></text:p>
                <text:p text:style-name="P20"><text:span text:style-name="T11">cudaGraphAddNode(graph, C, {A}, …);</text:span></text:p>
                <text:p text:style-name="P20"><text:span text:style-name="T11">cudaGraphAddNode(graph, D, {B, C}, …);</text:span></text:p>
                <text:p text:style-name="P20"><text:span text:style-name="T11"/></text:p>
                <text:p text:style-name="P20"><text:span text:style-name="T11">cudaGraphInstantiate(&amp;instance, graph);</text:span></text:p>
                <text:p text:style-name="P20"><text:span text:style-name="T11"/></text:p>
                <text:p text:style-name="P20"><text:span text:style-name="T11">cudaGraphLaunch(instance, stream);</text:span></text:p>
              </text:list-item>
            </text:list>
          </draw:text-box>
        </draw:frame>
        <draw:custom-shape draw:style-name="gr7" draw:text-style-name="P18" xml:id="id9" draw:id="id9" draw:layer="layout" svg:width="1.016cm" svg:height="1.016cm" svg:x="19.527cm" svg:y="5.743cm">
          <text:p text:style-name="P16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0" draw:id="id10" draw:layer="layout" svg:width="1.016cm" svg:height="1.016cm" svg:x="18.128cm" svg:y="7.444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1" draw:id="id11" draw:layer="layout" svg:width="1.016cm" svg:height="1.016cm" svg:x="20.828cm" svg:y="7.444cm">
          <text:p text:style-name="P16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2" draw:id="id12" draw:layer="layout" svg:width="1.016cm" svg:height="1.016cm" svg:x="19.528cm" svg:y="9.144cm">
          <text:p text:style-name="P16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9" draw:start-glue-point="7" draw:end-shape="id10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9" draw:start-glue-point="9" draw:end-shape="id11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11" draw:start-glue-point="7" draw:end-shape="id12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10" draw:start-glue-point="9" draw:end-shape="id12" draw:end-glue-point="5" svg:d="M18996 8312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1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8">Heterogeneous-Computing Interface for Portability</text:span></text:p>
              </text:list-item>
              <text:list-item>
                <text:p>CUDA-Klon</text:p>
                <text:list>
                  <text:list-item>
                    <text:p><text:span text:style-name="T6">API: </text:span><text:span text:style-name="T11">cudaCmd</text:span> wird zu <text:span text:style-name="T11">hipCmd</text:span></text:p>
                  </text:list-item>
                  <text:list-item>
                    <text:p><text:span text:style-name="T6">Kernelsprache weitestgehend identisch</text:span></text:p>
                  </text:list-item>
                </text:list>
              </text:list-item>
              <text:list-item>
                <text:p><text:span text:style-name="T6">Ausführung auf AMD- und NVIDIA-GPUs möglich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draw:frame presentation:style-name="pr5" draw:layer="layout" svg:width="23.697cm" svg:height="1.151cm" svg:x="0.9cm" svg:y="0.207cm" presentation:class="title" presentation:user-transformed="true">
          <draw:text-box>
            <text:p>HIP – Unterschiede zu CUDA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5">CUDAs Konzepte gelten grundsätzlich auch hier</text:span></text:p>
              </text:list-item>
              <text:list-item>
                <text:p><text:span text:style-name="T6">Keine implizite Datenbewegung (</text:span><text:span text:style-name="T11">hipMallocManaged</text:span><text:span text:style-name="T6">)</text:span></text:p>
              </text:list-item>
              <text:list-item>
                <text:p><text:span text:style-name="T6">Keine optimierte Datenanordnung (</text:span><text:span text:style-name="T11">hipMallocPitch</text:span><text:span text:style-name="T6"> / </text:span><text:span text:style-name="T11">hipArray</text:span><text:span text:style-name="T6">s)</text:span></text:p>
              </text:list-item>
              <text:list-item>
                <text:p><text:span text:style-name="T6">Eingeschränkter Textur-Cache</text:span></text:p>
              </text:list-item>
              <text:list-item>
                <text:p><text:span text:style-name="T6">Keine HIP Graphs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– Einführung</text:p>
          </draw:text-box>
        </draw:frame>
        <draw:frame presentation:style-name="pr10" draw:layer="layout" svg:width="23.5cm" svg:height="11.284cm" svg:x="0.5cm" svg:y="1.883cm" presentation:class="outline" presentation:user-transformed="true">
          <draw:text-box>
            <text:list text:style-name="L3">
              <text:list-item>
                <text:p><text:span text:style-name="T14">Heterogeneous Compute</text:span></text:p>
              </text:list-item>
              <text:list-item>
                <text:p><text:span text:style-name="T6">Basiert auf Microsofts C++AMP</text:span></text:p>
              </text:list-item>
              <text:list-item>
                <text:p><text:span text:style-name="T6">Single-source</text:span></text:p>
              </text:list-item>
              <text:list-item>
                <text:p><text:span text:style-name="T6">API: C++</text:span></text:p>
              </text:list-item>
              <text:list-item>
                <text:p><text:span text:style-name="T6">Kernelsprache: C++-Dialekt</text:span></text:p>
              </text:list-item>
              <text:list-item>
                <text:p><text:span text:style-name="T6">Ausführung auf AMD-GPUs möglich</text:span></text:p>
                <text:p text:style-name="P20"><text:span text:style-name="T12">void</text:span><text:span text:style-name="T11"> kernel(hc::tiled_index&lt;1&gt; idx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6">&gt;</text:span><text:span text:style-name="T11"> a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1">&gt; b,</text:span></text:p>
                <text:p text:style-name="P20"><text:span text:style-name="T11"><text:s text:c="12"/></text:span><text:span text:style-name="T11">hc::array_view&lt;</text:span><text:span text:style-name="T12">float</text:span><text:span text:style-name="T11">&gt; c, std::</text:span><text:span text:style-name="T12">size_t</text:span><text:span text:style-name="T11"> dim) [[hc]]</text:span></text:p>
                <text:p text:style-name="P20"><text:span text:style-name="T11">{</text:span></text:p>
                <text:p text:style-name="P20"><text:span text:style-name="T11"><text:s text:c="4"/></text:span><text:span text:style-name="T13">/* … */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Threads</text:span><text:span text:style-name="T6"> sind kleinste Ausführungseinheit</text:span></text:p>
              </text:list-item>
              <text:list-item>
                <text:p><text:span text:style-name="T14">Wavefronts</text:span><text:span text:style-name="T6"> bestehen aus 64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><text:span text:style-name="T14">Tile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tile static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Tiles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bewegung</text:p>
          </draw:text-box>
        </draw:frame>
        <draw:frame presentation:style-name="pr11" draw:layer="layout" svg:width="23.5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2">auto</text:span><text:span text:style-name="T11"> dev_buf = hc::array&lt;</text:span><text:span text:style-name="T12">float</text:span><text:span text:style-name="T16">, 1&gt;{hc::extent&lt;1&gt;{num_elems}};</text:span></text:p>
                <text:p text:style-name="P20"><text:span text:style-name="T11">hc::copy(std::begin(host_buf), dev_buf);</text:span></text:p>
                <text:p/>
              </text:list-item>
              <text:list-item>
                <text:p>Implizite Datenbewegung (<text:span text:style-name="T11">hc::array</text:span>)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hc::array&lt;</text:span><text:span text:style-name="T12">float</text:span><text:span text:style-name="T11">, 1&gt;{hc::extent&lt;1&gt;{num_elems},</text:span></text:p>
                <text:p text:style-name="P20"><text:span text:style-name="T11"><text:s text:c="35"/></text:span><text:span text:style-name="T11">std::begin(host_buf)};</text:span></text:p>
                <text:p text:style-name="P21"><text:span text:style-name="T11"/></text:p>
              </text:list-item>
              <text:list-item>
                <text:p text:style-name="P22"><text:span text:style-name="T6">Implizite Datenbewegung (</text:span><text:span text:style-name="T11">hc::array_view</text:span><text:span text:style-name="T6">)</text:span></text:p>
                <text:p text:style-name="P20"><text:span text:style-name="T11">auto host_buf = std::vector&lt;</text:span><text:span text:style-name="T12">float</text:span><text:span text:style-name="T11">&gt;{};</text:span></text:p>
                <text:p text:style-name="P20"><text:span text:style-name="T11">host_buf.resize(num_elems);</text:span></text:p>
                <text:p text:style-name="P20"><text:span text:style-name="T11"/></text:p>
                <text:p text:style-name="P20"><text:span text:style-name="T11">auto view = hc::array_view&lt;</text:span><text:span text:style-name="T12">float</text:span><text:span text:style-name="T11">, 1&gt;{hc::extent&lt;1&gt;{num_elems}, </text:span></text:p>
                <text:p text:style-name="P20"><text:span text:style-name="T11"><text:s text:c="37"/></text:span><text:span text:style-name="T11">host_buf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1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<text:span text:style-name="T19">hc::array</text:span> und <text:span text:style-name="T11">hc::array_view</text:span><text:span text:style-name="T6"> können bis zu drei Dimensionen abdecken</text:span></text:p>
                  </text:list-item>
                  <text:list-item>
                    <text:p><text:span text:style-name="T6">Zugriff auf Elemente über spezielle Datenstruktur </text:span><text:span text:style-name="T11">hc::index</text:span></text:p>
                  </text:list-item>
                  <text:list-item>
                    <text:p><text:span text:style-name="T6">API unterscheidet zwischen Zeiger und linearisiertem Zei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ffinität</text:p>
          </draw:text-box>
        </draw:frame>
        <draw:frame presentation:style-name="pr12" draw:layer="layout" svg:width="23.5cm" svg:height="13.714cm" svg:x="0.5cm" svg:y="1.526cm" presentation:class="outline" presentation:user-transformed="true">
          <draw:text-box>
            <text:list text:style-name="L3">
              <text:list-item>
                <text:p>Explizite Bewegung: <text:span text:style-name="T11">hc::array</text:span><text:span text:style-name="T6"> ist immer an bestimmte GPU gebunden</text:span></text:p>
                <text:list>
                  <text:list-item>
                    <text:p><text:span text:style-name="T6">Bei fehlender Angabe entscheidet die Laufzeitumgebung</text:span></text:p>
                  </text:list-item>
                </text:list>
                <text:p text:style-name="P20"><text:span text:style-name="T12">auto</text:span><text:span text:style-name="T11"> gpu0 = …;</text:span></text:p>
                <text:p text:style-name="P20"><text:span text:style-name="T12">auto</text:span><text:span text:style-name="T11"> gpu1 = …;</text:span></text:p>
                <text:p text:style-name="P20"><text:span text:style-name="T11"/></text:p>
                <text:p text:style-name="P20"><text:span text:style-name="T12">auto</text:span><text:span text:style-name="T11"> gpu0_view = gpu0.get_default_view();</text:span></text:p>
                <text:p text:style-name="P20"><text:span text:style-name="T12">auto</text:span><text:span text:style-name="T11"> gpu1_view = gpu1.get_default_view();</text:span></text:p>
                <text:p text:style-name="P20"><text:span text:style-name="T11"/></text:p>
                <text:p text:style-name="P20"><text:span text:style-name="T12">auto</text:span><text:span text:style-name="T11"> a = hc::array&lt;</text:span><text:span text:style-name="T12">float</text:span><text:span text:style-name="T11">, 1&gt;{…, gpu0_view};</text:span></text:p>
                <text:p text:style-name="P20"><text:span text:style-name="T12">auto</text:span><text:span text:style-name="T11"> b = hc::array&lt;</text:span><text:span text:style-name="T12">float</text:span><text:span text:style-name="T11">, 1&gt;{…, gpu1_view};</text:span></text:p>
                <text:p text:style-name="P20"><text:span text:style-name="T11"/></text:p>
                <text:p text:style-name="P22"><text:span text:style-name="T11">hc::copy(a, b); </text:span><text:span text:style-name="T13">// Quelle: GPU #0, Ziel: GPU #1</text:span></text:p>
                <text:p/>
              </text:list-item>
              <text:list-item>
                <text:p>Implizite Bewegung (<text:span text:style-name="T19">array_view</text:span>): keine GPU-Zuordnung</text:p>
                <text:list>
                  <text:list-item>
                    <text:p>Kopien zwischen GPUs grundsätzlich verstec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Zwei Ebenen der Speicherhierarchie</text:p>
                <text:list>
                  <text:list-item>
                    <text:p><text:span text:style-name="T8">Global memory</text:span>: Hauptspeicher der GPU, für alle Multiprozessoren sichtbar</text:p>
                  </text:list-item>
                  <text:list-item>
                    <text:p><text:span text:style-name="T8">Tile static memory</text:span>: Programmierbarer Multiprozessor-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<text:span text:style-name="T11">hc::accelerator_view</text:span><text:span text:style-name="T6"> ist </text:span><text:span text:style-name="T14">logische</text:span><text:span text:style-name="T6"> Sicht auf GPU</text:span></text:p>
                <text:list>
                  <text:list-item>
                    <text:p><text:span text:style-name="T6">Mehrere parallele </text:span><text:span text:style-name="T11">accelerator_views</text:span><text:span text:style-name="T6"> pro GPU möglich</text:span></text:p>
                  </text:list-item>
                  <text:list-item>
                    <text:p><text:span text:style-name="T6">Synchronisation zwischen verschiedenen accelerator_views über </text:span><text:span text:style-name="T11">completion_future</text:span><text:span text:style-name="T6">-Objekte</text:span></text:p>
                  </text:list-item>
                  <text:list-item>
                    <text:p><text:span text:style-name="T6">Entsprechen </text:span><text:span text:style-name="T11">std::future</text:span><text:span text:style-name="T6">, erweitert um </text:span><text:span text:style-name="T11">then</text:span><text:span text:style-name="T6">-Methode</text:span></text:p>
                  </text:list-item>
                  <text:list-item>
                    <text:p><text:span text:style-name="T6">Nachteil: </text:span><text:span text:style-name="T11">then</text:span><text:span text:style-name="T6"> nur einmal ausführbar</text:span></text:p>
                  </text:list-item>
                </text:list>
                <text:p text:style-name="P20"><text:span text:style-name="T12">auto</text:span><text:span text:style-name="T11"> futureA = hc::parallel_for_each(view0, </text:span><text:span text:style-name="T13">/* A */</text:span><text:span text:style-name="T11">);</text:span></text:p>
                <text:p text:style-name="P20"><text:span text:style-name="T12">auto</text:span><text:span text:style-name="T11"> futureB = hc::parallel_for_each(view0, </text:span><text:span text:style-name="T13">/* B */</text:span><text:span text:style-name="T11">);</text:span></text:p>
                <text:p text:style-name="P20"><text:span text:style-name="T11"/></text:p>
                <text:p text:style-name="P20"><text:span text:style-name="T12">auto</text:span><text:span text:style-name="T11"> futureC = hc::completion_future{};</text:span></text:p>
                <text:p text:style-name="P20"><text:span text:style-name="T11">futureA.then([&amp;]() {</text:span></text:p>
                <text:p text:style-name="P20"><text:span text:style-name="T11"><text:s text:c="4"/></text:span><text:span text:style-name="T11">futureC = hc::parallel_for_each(view1, </text:span><text:span text:style-name="T13">/* C */</text:span><text:span text:style-name="T11">);</text:span></text:p>
                <text:p text:style-name="P20"><text:span text:style-name="T11">});</text:span></text:p>
                <text:p text:style-name="P20"><text:span text:style-name="T11"/></text:p>
                <text:p text:style-name="P20"><text:span text:style-name="T11">futureC.then([&amp;]() {</text:span></text:p>
                <text:p text:style-name="P20"><text:span text:style-name="T11"><text:s text:c="4"/></text:span><text:span text:style-name="T11">hc::parallel_for_each(view0, </text:span><text:span text:style-name="T13">/* D */</text:span><text:span text:style-name="T11">);</text:span></text:p>
                <text:p text:style-name="P20"><text:span text:style-name="T11">}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3" draw:id="id13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4" draw:id="id14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5" draw:id="id15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6" draw:id="id16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3" draw:start-glue-point="7" draw:end-shape="id14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3" draw:start-glue-point="9" draw:end-shape="id15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5" draw:start-glue-point="7" draw:end-shape="id16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4" draw:start-glue-point="9" draw:end-shape="id16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2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– Einführung</text:p>
          </draw:text-box>
        </draw:frame>
        <draw:frame presentation:style-name="pr14" draw:layer="layout" svg:width="23.5cm" svg:height="17.018cm" svg:x="0.5cm" svg:y="2.032cm" presentation:class="outline" presentation:user-transformed="true">
          <draw:text-box>
            <text:list text:style-name="L3">
              <text:list-item>
                <text:p><text:span text:style-name="T6">Ursprünglich Compiler-Erweiterung für PlayStation3-Systeme</text:span></text:p>
              </text:list-item>
              <text:list-item>
                <text:p><text:span text:style-name="T6">Single-source; API und Kernelsprache kompatibel zum C++-Standard</text:span></text:p>
                <text:list>
                  <text:list-item>
                    <text:p><text:span text:style-name="T6">Kernelsprache ohne dynamische Polymorphie</text:span></text:p>
                  </text:list-item>
                </text:list>
              </text:list-item>
              <text:list-item>
                <text:p><text:span text:style-name="T6">Hardware-Unterstützung abhängig von konkreter Implementierung</text:span></text:p>
                <text:list>
                  <text:list-item>
                    <text:p><text:span text:style-name="T6">ComputeCpp: Automotive, Embedded, Intel-CPUs, Intel-GPUs, NVIDIA-GPUs (experimentell)</text:span></text:p>
                  </text:list-item>
                  <text:list-item>
                    <text:p><text:span text:style-name="T6">triSYCL: CPUs, Xilinx-FPGAs (experimentell)</text:span></text:p>
                  </text:list-item>
                  <text:list-item>
                    <text:p><text:span text:style-name="T6">Intel-Prototyp: Intel-CPUs, Intel-GPUs</text:span></text:p>
                  </text:list-item>
                </text:list>
                <text:p text:style-name="P20"><text:span text:style-name="T12">struct</text:span><text:span text:style-name="T11"> kernel {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a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b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</text:span></text:p>
                <text:p text:style-name="P20"><text:span text:style-name="T11"><text:s text:c="23"/></text:span><text:span text:style-name="T11">cl::sycl::access::mode::discard_write&gt; c;</text:span></text:p>
                <text:p text:style-name="P20"><text:span text:style-name="T11"><text:s text:c="4"/></text:span><text:span text:style-name="T11">std::</text:span><text:span text:style-name="T12">size_t</text:span><text:span text:style-name="T11"> dim;</text:span></text:p>
                <text:p text:style-name="P20"><text:span text:style-name="T11"/></text:p>
                <text:p text:style-name="P20"><text:span text:style-name="T11"><text:s text:c="4"/></text:span><text:span text:style-name="T12">void</text:span><text:span text:style-name="T11"> </text:span><text:span text:style-name="T12">operator</text:span><text:span text:style-name="T11">()(cl::sycl::nd_item&lt;1&gt; my_item) {</text:span></text:p>
                <text:p text:style-name="P20"><text:span text:style-name="T11"><text:s text:c="8"/></text:span><text:span text:style-name="T13">/* … */</text:span></text:p>
                <text:p><text:span text:style-name="T11"><text:s text:c="4"/></text:span><text:span text:style-name="T11">}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4">Work-items</text:span><text:span text:style-name="T6"> sind kleinste Ausführungseinheit</text:span></text:p>
              </text:list-item>
              <text:list-item>
                <text:p><text:span text:style-name="T15">Keine Entsprechung zu </text:span><text:span text:style-name="T14">Warps</text:span><text:span text:style-name="T15"> / </text:span><text:span text:style-name="T14">Wavefronts</text:span><text:span text:style-name="T15"> </text:span></text:p>
              </text:list-item>
              <text:list-item>
                <text:p><text:span text:style-name="T14">Work-groups</text:span><text:span text:style-name="T6"> bestehen aus mehreren </text:span><text:span text:style-name="T14">Work-items</text:span></text:p>
                <text:list>
                  <text:list-item>
                    <text:p><text:span text:style-name="T6">Kommunikation über </text:span><text:span text:style-name="T14">local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</text:span><text:span text:style-name="T14">Work-groups</text:span><text:span text:style-name="T15">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bewegung</text:p>
          </draw:text-box>
        </draw:frame>
        <draw:frame presentation:style-name="pr11" draw:layer="layout" svg:width="24.9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2"/></text:p>
                <text:p text:style-name="P20"><text:span text:style-name="T12">auto</text:span><text:span text:style-name="T11"> dev_buf = cl::sycl::buffer&lt;</text:span><text:span text:style-name="T12">float</text:span><text:span text:style-name="T16">&gt;{cl::sycl::range&lt;1&gt;{num_elems}};</text:span></text:p>
                <text:p text:style-name="P20"><text:span text:style-name="T11">queue.submit([&amp;](cl::sycl::handler&amp; cgh) {</text:span></text:p>
                <text:p text:style-name="P20"><text:span text:style-name="T11"><text:s text:c="2"/></text:span><text:span text:style-name="T12">auto</text:span><text:span text:style-name="T11"> acc = dev_buf.get_access&lt;cl::sycl::access::mode::discard_write&gt;();</text:span></text:p>
                <text:p text:style-name="P20"><text:span text:style-name="T11"/></text:p>
                <text:p text:style-name="P20"><text:span text:style-name="T11"><text:s text:c="2"/></text:span><text:span text:style-name="T11">cgh.copy(host_buf.data(), acc);</text:span></text:p>
                <text:p text:style-name="P22"><text:span text:style-name="T11">});</text:span></text:p>
              </text:list-item>
              <text:list-item>
                <text:p>Implizite Datenbewegung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cl::sycl::buffer&lt;</text:span><text:span text:style-name="T12">float</text:span><text:span text:style-name="T11">&gt;{host_buf.data(),</text:span></text:p>
                <text:p text:style-name="P20"><text:span text:style-name="T11"><text:s text:c="39"/></text:span><text:span text:style-name="T11">cl::sycl::range&lt;1&gt;{num_elems}};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Zeigerklassen sind <text:span text:style-name="T8">implementation defined</text:span></text:p>
                  </text:list-item>
                  <text:list-item>
                    <text:p><text:span text:style-name="T6">SYCL umfasst neben </text:span><text:span text:style-name="T11">cl::sycl::buffer</text:span><text:span text:style-name="T6"> auch </text:span><text:span text:style-name="T11">cl::sycl::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draw:frame presentation:style-name="pr5" draw:layer="layout" svg:width="23.697cm" svg:height="1.151cm" svg:x="0.9cm" svg:y="0.207cm" presentation:class="title" presentation:user-transformed="true">
          <draw:text-box>
            <text:p>SYCL - Datenaffinität</text:p>
          </draw:text-box>
        </draw:frame>
        <draw:frame presentation:style-name="pr12" draw:layer="layout" svg:width="23.5cm" svg:height="13.714cm" svg:x="0.5cm" svg:y="1.527cm" presentation:class="outline" presentation:user-transformed="true">
          <draw:text-box>
            <text:list text:style-name="L3">
              <text:list-item>
                <text:p><text:span text:style-name="T11">cl::sycl::buffer</text:span> und <text:span text:style-name="T11">cl::sycl::image</text:span> sind auf allen vorhandenen Devices sichtbar</text:p>
              </text:list-item>
              <text:list-item>
                <text:p>Objekte kapseln unter Umständen mehrere Speicherreservierungen</text:p>
              </text:list-item>
              <text:list-item>
                <text:p>Abhängigkeiten werden von Laufzeitumgebung erkannt und synchronisiert</text:p>
              </text:list-item>
              <text:list-item>
                <text:p>Programmierer kann atomare Zugriffe angeben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draw:frame presentation:style-name="pr5" draw:layer="layout" svg:width="23.697cm" svg:height="1.151cm" svg:x="0.9cm" svg:y="0.207cm" presentation:class="title" presentation:user-transformed="true">
          <draw:text-box>
            <text:p>SYCL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Vier Ebenen der Speicherhierarchie</text:p>
                <text:list>
                  <text:list-item>
                    <text:p><text:span text:style-name="T8">Global memory</text:span>: Hauptspeicher des Devices, für alle <text:span text:style-name="T8">work-items</text:span> sichtbar</text:p>
                  </text:list-item>
                  <text:list-item>
                    <text:p><text:span text:style-name="T8">Constant memory</text:span>: nur lesbarer Speicher, für alle <text:span text:style-name="T8">work-items</text:span> sichtbar</text:p>
                  </text:list-item>
                  <text:list-item>
                    <text:p><text:span text:style-name="T8">Local memory</text:span>: work-group-lokaler Speicher, sichtbar für <text:span text:style-name="T8">work-items</text:span> einer <text:span text:style-name="T8">work-group</text:span></text:p>
                  </text:list-item>
                  <text:list-item>
                    <text:p><text:span text:style-name="T8">Private memory</text:span>: Speicher eines einzelnen <text:span text:style-name="T8">work-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fgabengraphen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Inhärentes Prinzip des SYCL-Standards</text:p>
              </text:list-item>
              <text:list-item>
                <text:p>Alle Kernel werden grundsätzlich asynchron ausgeführt</text:p>
              </text:list-item>
              <text:list-item>
                <text:p>SYCL-Laufzeitumgebung erkennt und serialisiert Abhängigkeiten</text:p>
                <text:p text:style-name="P20"><text:span text:style-name="T11">queue.submit(</text:span><text:span text:style-name="T13">/* A */</text:span><text:span text:style-name="T11">);</text:span></text:p>
                <text:p text:style-name="P20"><text:span text:style-name="T11">queue.submit(</text:span><text:span text:style-name="T13">/* B */</text:span><text:span text:style-name="T11">);</text:span></text:p>
                <text:p text:style-name="P20"><text:span text:style-name="T11">queue.submit(</text:span><text:span text:style-name="T13">/* C */</text:span><text:span text:style-name="T11">);</text:span></text:p>
                <text:p text:style-name="P20"><text:span text:style-name="T11">queue.submit(</text:span><text:span text:style-name="T13">/* D */</text:span><text:span text:style-name="T11">);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7" draw:id="id17" draw:layer="layout" svg:width="1.016cm" svg:height="1.016cm" svg:x="21.465cm" svg:y="8.636cm">
          <text:p text:style-name="P16"><text:span text:style-name="T2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8" draw:id="id18" draw:layer="layout" svg:width="1.016cm" svg:height="1.016cm" svg:x="20.066cm" svg:y="10.337cm">
          <text:p text:style-name="P16"><text:span text:style-name="T2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9" draw:id="id19" draw:layer="layout" svg:width="1.016cm" svg:height="1.016cm" svg:x="22.766cm" svg:y="10.337cm">
          <text:p text:style-name="P16"><text:span text:style-name="T2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20" draw:id="id20" draw:layer="layout" svg:width="1.016cm" svg:height="1.016cm" svg:x="21.466cm" svg:y="12.037cm">
          <text:p text:style-name="P16"><text:span text:style-name="T2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7" draw:start-glue-point="7" draw:end-shape="id18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7" draw:start-glue-point="9" draw:end-shape="id19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9" draw:start-glue-point="7" draw:end-shape="id20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8" draw:start-glue-point="9" draw:end-shape="id20" draw:end-glue-point="5" svg:d="M20934 11205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3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Zusammenfassung</text:p>
          </draw:text-box>
        </draw:frame>
        <draw:frame presentation:style-name="pr13" draw:layer="layout" svg:width="23.5cm" svg:height="20.695cm" svg:x="0.5cm" svg:y="-0.375cm" presentation:class="outline" presentation:user-transformed="true">
          <draw:text-box>
            <text:p><text:span text:style-name="T6"/></text:p>
            <text:list text:style-name="L3">
              <text:list-header>
                <text:p text:style-name="P20"><text:span text:style-name="T11"/></text:p>
                <text:p text:style-name="P20"><text:span text:style-name="T11"/></text:p>
              </text:list-header>
            </text:list>
          </draw:text-box>
        </draw:frame>
        <draw:frame draw:style-name="standard" draw:layer="layout" svg:width="25.398cm" svg:height="13.943cm" svg:x="0cm" svg:y="1.6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6"><text:span text:style-name="T21">CUDA</text:span></text:p>
              </table:table-cell>
              <table:table-cell>
                <text:p text:style-name="P16"><text:span text:style-name="T21">HIP</text:span></text:p>
              </table:table-cell>
              <table:table-cell>
                <text:p text:style-name="P16"><text:span text:style-name="T21">HC</text:span></text:p>
              </table:table-cell>
              <table:table-cell>
                <text:p text:style-name="P16"><text:span text:style-name="T21">SYCL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bewegung</text:span></text:p>
              </table:table-cell>
              <table:table-cell>
                <text:p text:style-name="P16"><text:span text:style-name="T6">explizit, implizit</text:span></text:p>
              </table:table-cell>
              <table:table-cell table:style-name="ce3">
                <text:p text:style-name="P16"><text:span text:style-name="T22">Explizit</text:span></text:p>
              </table:table-cell>
              <table:table-cell>
                <text:p text:style-name="P16"><text:span text:style-name="T6">explizit, implizit</text:span></text:p>
              </table:table-cell>
              <table:table-cell>
                <text:p text:style-name="P16"><text:span text:style-name="T6">explizit, implizit</text:span>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6">1D-Anordnung</text:span></text:p>
              </table:table-cell>
              <table:table-cell>
                <text:p text:style-name="P16"><text:span text:style-name="T23">Zeiger</text:span></text:p>
              </table:table-cell>
              <table:table-cell>
                <text:p text:style-name="P16"><text:span text:style-name="T23">Zeiger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2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3D-Anordnung</text:span></text:p>
              </table:table-cell>
              <table:table-cell>
                <text:p text:style-name="P16"><text:span text:style-name="T6">Zeiger, optimiert</text:span></text:p>
              </table:table-cell>
              <table:table-cell>
                <text:p text:style-name="P16"><text:span text:style-name="T6">Zeiger, optimiert</text:span></text:p>
              </table:table-cell>
              <table:table-cell table:style-name="ce5">
                <text:p text:style-name="P16"><text:span text:style-name="T24">gekapselt</text:span></text:p>
              </table:table-cell>
              <table:table-cell table:style-name="ce5">
                <text:p text:style-name="P16"><text:span text:style-name="T24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Tex.-Anordnung</text:span></text:p>
              </table:table-cell>
              <table:table-cell>
                <text:p text:style-name="P16"><text:span text:style-name="T6">gekapselt</text:span></text:p>
              </table:table-cell>
              <table:table-cell>
                <text:p text:style-name="P16"><text:span text:style-name="T6">gekapselt</text:span></text:p>
              </table:table-cell>
              <table:table-cell table:style-name="ce3">
                <text:p text:style-name="P16"><text:span text:style-name="T22">fehlt</text:span></text:p>
              </table:table-cell>
              <table:table-cell table:style-name="ce4">
                <text:p text:style-name="P16"><text:span text:style-name="T23">gekapsel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affinität</text:span></text:p>
              </table:table-cell>
              <table:table-cell table:style-name="ce5">
                <text:p text:style-name="P16"><text:span text:style-name="T24">explizit, implizit</text:span></text:p>
              </table:table-cell>
              <table:table-cell>
                <text:p text:style-name="P16"><text:span text:style-name="T6">explizit</text:span></text:p>
              </table:table-cell>
              <table:table-cell>
                <text:p text:style-name="P16"><text:span text:style-name="T6">implizit</text:span></text:p>
              </table:table-cell>
              <table:table-cell>
                <text:p text:style-name="P16"><text:span text:style-name="T6">implizit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atenlokalität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, </text:span><text:span text:style-name="T24">programmierbare Caches</text:span></text:p>
              </table:table-cell>
              <table:table-cell>
                <text:p text:style-name="P16"><text:span text:style-name="T6">globaler Speicher, lokaler Speicher</text:span></text:p>
              </table:table-cell>
              <table:table-cell>
                <text:p text:style-name="P16"><text:span text:style-name="T6">globaler Speicher, lokaler Speicher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Aufgabengraph</text:span></text:p>
              </table:table-cell>
              <table:table-cell>
                <text:p text:style-name="P16"><text:span text:style-name="T6">Asynchronität, </text:span><text:span text:style-name="T24">Graph-API</text:span></text:p>
              </table:table-cell>
              <table:table-cell>
                <text:p text:style-name="P16"><text:span text:style-name="T6">Asynchronität</text:span></text:p>
              </table:table-cell>
              <table:table-cell table:style-name="ce3">
                <text:p text:style-name="P16"><text:span text:style-name="T22">Asynchronität (eingeschränkt)</text:span></text:p>
              </table:table-cell>
              <table:table-cell table:style-name="ce5">
                <text:p text:style-name="P16"><text:span text:style-name="T24">automatis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Benchmark-Ergebnisse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3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NVIDIA)</text:p>
          </draw:text-box>
        </draw:frame>
        <draw:frame presentation:style-name="pr8" draw:text-style-name="P12" draw:layer="layout" svg:width="24.646cm" svg:height="13.748cm" svg:x="0.5cm" svg:y="2.001cm" presentation:class="outline" presentation:user-transformed="true">
          <draw:text-box>
            <text:list text:style-name="L3">
              <text:list-item>
                <text:p text:style-name="P12"><text:span text:style-name="T25">NVIDIA: Taurus-gpu2-Partition</text:span></text:p>
                <text:list>
                  <text:list-item>
                    <text:p text:style-name="P12"><text:span text:style-name="T25">SCS5-Umgebung</text:span></text:p>
                  </text:list-item>
                  <text:list-item>
                    <text:p text:style-name="P12"><text:span text:style-name="T25">Tesla K20x (ECC aktiviert)</text:span></text:p>
                  </text:list-item>
                  <text:list-item>
                    <text:p text:style-name="P12"><text:span text:style-name="T25">CUDA/10.0.130</text:span></text:p>
                  </text:list-item>
                  <text:list-item>
                    <text:p text:style-name="P12"><text:span text:style-name="T25">GCC/7.3.0-2.30</text:span></text:p>
                  </text:list-item>
                  <text:list-item>
                    <text:p text:style-name="P12"><text:span text:style-name="T25">HIP: Version 1.5.19061, ROCm-GitHub-Repository</text:span></text:p>
                  </text:list-item>
                  <text:list-item>
                    <text:p text:style-name="P12"><text:span text:style-name="T25">SYCL: ComputeCpp 1.0.5 für Ubuntu 14.04</text:span></text:p>
                  </text:list-item>
                </text:list>
              </text:list-item>
              <text:list-item>
                <text:p text:style-name="P12"><text:span text:style-name="T25">Compiler-Flags</text:span></text:p>
                <text:p text:style-name="P12"><text:span text:style-name="T26">nvcc -std=c++14 -O3 -gencode arch=compute_35,code=sm_35</text:span></text:p>
                <text:p text:style-name="P12"><text:span text:style-name="T26">hipcc -std=c++14 -O3 -gencode arch=compute_35,code=sm_35</text:span></text:p>
                <text:p text:style-name="P12"><text:span text:style-name="T26">compute++ -std=c++17 -O3 -sycl-driver -sycl-target ptx64</text:span></text:p>
              </text:list-item>
            </text:list>
            <text:p text:style-name="P12"><text:span text:style-name="T27"/></text:p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Verwendete Hard- und Software (AMD)</text:p>
          </draw:text-box>
        </draw:frame>
        <draw:frame presentation:style-name="pr16" draw:text-style-name="P12" draw:layer="layout" svg:width="24.646cm" svg:height="14.51cm" svg:x="0.5cm" svg:y="1.62cm" presentation:class="outline" presentation:user-transformed="true">
          <draw:text-box>
            <text:list text:style-name="L3">
              <text:list-item>
                <text:p text:style-name="P12"><text:span text:style-name="T25">AMD: separater Rechner</text:span></text:p>
                <text:list>
                  <text:list-item>
                    <text:p text:style-name="P12"><text:span text:style-name="T25">CPU: AMD Ryzen Threadripper 1950X</text:span></text:p>
                  </text:list-item>
                  <text:list-item>
                    <text:p text:style-name="P12"><text:span text:style-name="T25">GPU: AMD Radeon RX Vega 64</text:span></text:p>
                    <text:list>
                      <text:list-item>
                        <text:p text:style-name="P12"><text:span text:style-name="T25">64 Multiprozessoren</text:span></text:p>
                      </text:list-item>
                      <text:list-item>
                        <text:p text:style-name="P12"><text:span text:style-name="T25">64 Kerne pro Multiprozessor (insgesamt 4.096)</text:span></text:p>
                      </text:list-item>
                      <text:list-item>
                        <text:p text:style-name="P12"><text:span text:style-name="T25">1.536 MHz Maximaltakt</text:span></text:p>
                      </text:list-item>
                      <text:list-item>
                        <text:p text:style-name="P12"><text:span text:style-name="T25">8 GiB HBM2-Speicher</text:span></text:p>
                      </text:list-item>
                      <text:list-item>
                        <text:p text:style-name="P12"><text:span text:style-name="T25">Speicherbusbreite: 2.048 bit</text:span></text:p>
                      </text:list-item>
                      <text:list-item>
                        <text:p text:style-name="P12"><text:span text:style-name="T25">Speicherbandbreite: 483,3 GiB/s</text:span></text:p>
                      </text:list-item>
                      <text:list-item>
                        <text:p text:style-name="P12"><text:span text:style-name="T25">Speichertakt: 945 MHz</text:span></text:p>
                      </text:list-item>
                      <text:list-item>
                        <text:p text:style-name="P12"><text:span text:style-name="T25">kein ECC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Compiler-Flags und GPU-Einstellungen (ROCm 2.1.96)</text:span></text:p>
                <text:p text:style-name="P12"><text:span text:style-name="T26">hcc `hcc-config --cxxflags --ldflags` -O3 std=c++17 -amdgpu-target=gfx900</text:span></text:p>
                <text:p text:style-name="P12"><text:span text:style-name="T26">hipcc -O3 -std=c++17</text:span></text:p>
                <text:p text:style-name="P12"><text:span text:style-name="T26">rocm-smi --setsclk 7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Reduction: memory-bound</text:span></text:p>
                <text:list>
                  <text:list-item>
                    <text:p text:style-name="P12"><text:span text:style-name="T25">Additionsreduktion (ganze Zahlen)</text:span></text:p>
                  </text:list-item>
                  <text:list-item>
                    <text:p text:style-name="P12"><text:span text:style-name="T28">1. Stufe: </text:span><text:span text:style-name="T29">grid-stride loop</text:span></text:p>
                    <text:list>
                      <text:list-item>
                        <text:p text:style-name="P12"><text:span text:style-name="T29">n</text:span><text:span text:style-name="T28"> Elemente werden auf </text:span><text:span text:style-name="T29">x</text:span><text:span text:style-name="T28"> Blöcke mit jeweils </text:span><text:span text:style-name="T29">p </text:span><text:span text:style-name="T28">Threads verteilt</text:span></text:p>
                      </text:list-item>
                      <text:list-item>
                        <text:p text:style-name="P12"><text:span text:style-name="T28">Jeder Thread führt Reduktion </text:span><text:span text:style-name="T29">y</text:span><text:span text:style-name="T28"> = </text:span><text:span text:style-name="T29">n/p </text:span><text:span text:style-name="T28">-Mal aus</text:span></text:p>
                      </text:list-item>
                      <text:list-item>
                        <text:p text:style-name="P12"><text:span text:style-name="T28">Bedingungen: </text:span><text:span text:style-name="T29">n</text:span><text:span text:style-name="T28"> ist Vielfaches von </text:span><text:span text:style-name="T29">p</text:span><text:span text:style-name="T28"> und </text:span><text:span text:style-name="T29">y</text:span><text:span text:style-name="T28"> Vielfaches von </text:span><text:span text:style-name="T29">x</text:span></text:p>
                      </text:list-item>
                    </text:list>
                  </text:list-item>
                  <text:list-item>
                    <text:p text:style-name="P12"><text:span text:style-name="T28">2. Stufe:</text:span><text:span text:style-name="T29"> </text:span><text:span text:style-name="T28">blockweise Reduktion</text:span></text:p>
                    <text:list>
                      <text:list-item>
                        <text:p text:style-name="P12"><text:span text:style-name="T28">Threads laden Ergebnis der ersten Stufe in lokalen Speicher</text:span></text:p>
                      </text:list-item>
                      <text:list-item>
                        <text:p text:style-name="P12"><text:span text:style-name="T28">Hälfte der Threads führt Reduktion auf jeweils einem Elementepaar aus usw.</text:span></text:p>
                      </text:list-item>
                      <text:list-item>
                        <text:p text:style-name="P12"><text:span text:style-name="T28">Ziel: ein Ergebnis pro Block</text:span></text:p>
                      </text:list-item>
                    </text:list>
                  </text:list-item>
                  <text:list-item>
                    <text:p text:style-name="P12"><text:span text:style-name="T28">Erneuter Aufruf des Kernels mit </text:span><text:span text:style-name="T29">x/2</text:span><text:span text:style-name="T28"> Threads berechnet Gesamtergebn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N-Body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5">N-Body: compute-bound</text:span></text:p>
                <text:list>
                  <text:list-item>
                    <text:p text:style-name="P12"><text:span text:style-name="T25">O(n</text:span><text:span text:style-name="T30">2</text:span><text:span text:style-name="T25">)-Komplexität</text:span></text:p>
                  </text:list-item>
                  <text:list-item>
                    <text:p text:style-name="P12"><text:span text:style-name="T25">20 FLOPs pro Interaktion</text:span></text:p>
                  </text:list-item>
                  <text:list-item>
                    <text:p text:style-name="P12"><text:span text:style-name="T25">Zehn Zeitschritte</text:span></text:p>
                  </text:list-item>
                  <text:list-item>
                    <text:p text:style-name="P12"><text:span text:style-name="T25">Implementierung nach Nyland et al.</text:span><text:span text:style-name="T29"> </text:span><text:span text:style-name="T28">[2]</text:span></text:p>
                  </text:list-item>
                </text:list>
              </text:list-item>
              <text:list-item>
                <text:p text:style-name="P12"><text:span text:style-name="T28">Separater Vergleich zwischen CUDA und SYCL erforderlich</text:span></text:p>
                <text:list>
                  <text:list-item>
                    <text:p text:style-name="P12"><text:span text:style-name="T28">ComputeCpps Implementierung unterstützt zur Zeit die </text:span><text:span text:style-name="T31">rsqrt</text:span><text:span text:style-name="T28">-Funktion nicht</text:span></text:p>
                  </text:list-item>
                  <text:list-item>
                    <text:p text:style-name="P12"><text:span text:style-name="T31">Q_rsqrt</text:span><text:span text:style-name="T28"> aus </text:span><text:span text:style-name="T29">Quake 3 Arena</text:span><text:span text:style-name="T28"> <text:s/>für diesen Benchmark übernomm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3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Bandbreite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4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9" draw:text-style-name="P17" draw:layer="layout" svg:width="23.5cm" svg:height="11.049cm" svg:x="0.5cm" svg:y="2cm" presentation:class="outline" presentation:user-transformed="true">
          <draw:text-box>
            <text:p text:style-name="P16"><text:span text:style-name="T9">Fazit und Ausblick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4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zit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2"><text:span text:style-name="T25">Spracherweiterungen verfügen über ähnlichen Feature-Umfang</text:span></text:p>
                <text:list>
                  <text:list-item>
                    <text:p text:style-name="P12"><text:span text:style-name="T25">Nachteil HC: beschränkte Graph-Fähigkeiten</text:span></text:p>
                    <text:p text:style-name="P12"><text:span text:style-name="T25"/></text:p>
                  </text:list-item>
                </text:list>
              </text:list-item>
              <text:list-item>
                <text:p text:style-name="P12"><text:span text:style-name="T25">Auf derselben Hardware gibt es nahezu keine Performance-Unterschiede</text:span></text:p>
                <text:list>
                  <text:list-item>
                    <text:p text:style-name="P12"><text:span text:style-name="T25">AMD: HC generell etwas schlechter als HIP</text:span></text:p>
                  </text:list-item>
                </text:list>
                <text:p text:style-name="P12"><text:span text:style-name="T25"/></text:p>
              </text:list-item>
              <text:list-item>
                <text:p text:style-name="P12"><text:span text:style-name="T25">Plattformübergreifend ebenfalls geringe Performance-Unterschiede</text:span>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</text:p>
          </draw:text-box>
        </draw:frame>
        <draw:frame presentation:style-name="pr17" draw:text-style-name="P12" draw:layer="layout" svg:width="23.5cm" svg:height="11.386cm" svg:x="0.5cm" svg:y="1.832cm" presentation:class="outline" presentation:user-transformed="true">
          <draw:text-box>
            <text:list text:style-name="L3">
              <text:list-item>
                <text:p text:style-name="P12"><text:span text:style-name="T25">CUDA nahezu alternativlos</text:span></text:p>
                <text:list>
                  <text:list-item>
                    <text:p text:style-name="P12"><text:span text:style-name="T25">Ausgereiftes und umfangreiches Ökosystem</text:span></text:p>
                  </text:list-item>
                  <text:list-item>
                    <text:p text:style-name="P12"><text:span text:style-name="T25">Zur Zeit die beste Wahl</text:span></text:p>
                  </text:list-item>
                </text:list>
              </text:list-item>
              <text:list-item>
                <text:p text:style-name="P12"><text:span text:style-name="T25">SYCL ist vielversprechender Wettbewerber</text:span></text:p>
                <text:list>
                  <text:list-item>
                    <text:p text:style-name="P12"><text:span text:style-name="T25">Voraussetzung: bessere Hard- und Software-Unterstützung</text:span></text:p>
                  </text:list-item>
                  <text:list-item>
                    <text:p text:style-name="P12"><text:span text:style-name="T25">Sollte weiter beobachtet werden</text:span></text:p>
                  </text:list-item>
                </text:list>
              </text:list-item>
              <text:list-item>
                <text:p text:style-name="P12"><text:span text:style-name="T25">HC bietet gegenüber HIP lediglich ein modernes C++-Interface</text:span></text:p>
                <text:list>
                  <text:list-item>
                    <text:p text:style-name="P12"><text:span text:style-name="T25">HIP besser portierbar</text:span></text:p>
                  </text:list-item>
                </text:list>
              </text:list-item>
              <text:list-item>
                <text:p text:style-name="P12"><text:span text:style-name="T25">HIP als Ersatz für CUDA möglich</text:span></text:p>
                <text:list>
                  <text:list-item>
                    <text:p text:style-name="P12"><text:span text:style-name="T25">Besser portierbar</text:span></text:p>
                  </text:list-item>
                  <text:list-item>
                    <text:p text:style-name="P12"><text:span text:style-name="T25">Es fehlen weiterhin wichtige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</text:p>
          </draw:text-box>
        </draw:frame>
        <draw:frame presentation:style-name="pr18" draw:layer="layout" svg:width="23.5cm" svg:height="11.654cm" svg:x="0.5cm" svg:y="1.698cm" presentation:class="outline" presentation:user-transformed="true">
          <draw:text-box>
            <text:list text:style-name="L3">
              <text:list-item>
                <text:p>Untersuchung des Multi-GPU-Verhaltens</text:p>
                <text:list>
                  <text:list-item>
                    <text:p>Peer-to-Peer</text:p>
                  </text:list-item>
                  <text:list-item>
                    <text:p>Remote direct memory access</text:p>
                  </text:list-item>
                </text:list>
                <text:p/>
              </text:list-item>
              <text:list-item>
                <text:p>Vergleich der vorhandenen Ökosysteme</text:p>
                <text:p/>
              </text:list-item>
              <text:list-item>
                <text:p>Analyse von SYCLs Performance-Portabilität</text:p>
                <text:list>
                  <text:list-item>
                    <text:p>Lauffähig auf CPUs, GPUs, FPGAs</text:p>
                    <text:p/>
                  </text:list-item>
                </text:list>
              </text:list-item>
              <text:list-item>
                <text:p>Ausgang des Rechtsstreits Oracle vs. Google</text:p>
                <text:list>
                  <text:list-item>
                    <text:p>Darf man APIs klon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9" draw:text-style-name="P24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"><text:span text:style-name="T9">Vielen Dan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[1] Wong, Michael: </text:span><text:span text:style-name="T33">The Future Direction of C++ and the Four Horsemen of Heterogeneous </text:span></text:p>
                <text:p text:style-name="P25"><text:span text:style-name="T33"><text:s text:c="4"/></text:span><text:span text:style-name="T33">Computing</text:span><text:span text:style-name="T32">. Vortrag, November 2018. </text:span><text:span text:style-name="T32"><text:a xlink:href="https://www.youtube.com/watch?v=7Y3-pV_b-1U" xlink:type="simple">https://www.youtube.com/watch?v=7Y3-pV_b-1U</text:a></text:span><text:span text:style-name="T32">, </text:span></text:p>
                <text:p text:style-name="P25"><text:span text:style-name="T32"><text:s text:c="5"/></text:span><text:span text:style-name="T32">zuletzt abgerufen am 25. Januar 2019</text:span></text:p>
                <text:p text:style-name="P25"><text:span text:style-name="T32"/></text:p>
                <text:p text:style-name="P25"><text:span text:style-name="T32">[2] Nyland, Lars; Harris, Mark; Prins, Jan: </text:span><text:span text:style-name="T33">Fast N-Body Simulation with CUDA</text:span><text:span text:style-name="T32">. In: Nguyen, </text:span></text:p>
                <text:p text:style-name="P25"><text:span text:style-name="T32"><text:s text:c="5"/></text:span><text:span text:style-name="T32">Hubert (Hrsg.): GPU Gems 3. Erste Auflage. Addison-Wesley, August 2007, Kapitel 31, </text:span></text:p>
                <text:p text:style-name="P25"><text:span text:style-name="T32"><text:s text:c="5"/></text:span><text:span text:style-name="T32">S. 677-696</text:span></text:p>
                <text:p text:style-name="P25"><text:span text:style-name="T32"/></text:p>
                <text:p text:style-name="P25"><text:span text:style-name="T32"><text:s text:c="5"/></text:span><text:span text:style-name="T33">ComputeCpp CE – Overview</text:span><text:span text:style-name="T32">. 2019. – </text:span></text:p>
                <text:p text:style-name="P25"><text:span text:style-name="T32"><text:s text:c="5"/></text:span><text:span text:style-name="T32"><text:a xlink:href="https://developer.codeplay.com/computecppce/latest/overview" xlink:type="simple">https://developer.codeplay.com/computecppce/latest/overview</text:a></text:span><text:span text:style-name="T32">, zuletzt abgerufen am </text:span></text:p>
                <text:p text:style-name="P25"><text:span text:style-name="T32"><text:s text:c="5"/></text:span><text:span text:style-name="T32">10. Februar 2019</text:span></text:p>
                <text:p text:style-name="P25"><text:span text:style-name="T32"/></text:p>
                <text:p text:style-name="P25"><text:span text:style-name="T32"><text:s text:c="5"/></text:span><text:span text:style-name="T33">C++AMP: Language and Programming Model</text:span><text:span text:style-name="T32"> – Version 1.0. August 2012.</text:span></text:p>
                <text:p text:style-name="P25"><text:span text:style-name="T32"/></text:p>
                <text:p text:style-name="P25"><text:span text:style-name="T32"><text:s text:c="5"/></text:span><text:span text:style-name="T32">CUDA C Programming Guide. Oktober 2018. – </text:span></text:p>
                <text:p text:style-name="P25"><text:span text:style-name="T32"><text:s text:c="5"/></text:span><text:span text:style-name="T32"><text:a xlink:href="https://docs.nvidia.com/cuda/cuda-c-programming-guide/index.html" xlink:type="simple">https://docs.nvidia.com/cuda/cuda-c-programming-guide/index.html</text:a></text:span><text:span text:style-name="T32">, zuletzt abgerufen </text:span></text:p>
                <text:p text:style-name="P25"><text:span text:style-name="T32"><text:s text:c="5"/></text:span><text:span text:style-name="T32">am 26. Januar 2019</text:span></text:p>
                <text:p text:style-name="P25"><text:span text:style-name="T32"/></text:p>
                <text:p text:style-name="P25"><text:span text:style-name="T32"><text:s text:c="5"/></text:span><text:span text:style-name="T32">HC API: Moving Beyond C++AMP for Accelerated GPU Computing. Dezember 2017 –</text:span></text:p>
                <text:p text:style-name="P25"><text:span text:style-name="T32"><text:s text:c="5"/></text:span><text:span text:style-name="T32"><text:a xlink:href="https://scchan.github.io/hcc/index.html" xlink:type="simple">https://scchan.github.io/hcc/index.html</text:a></text:span><text:span text:style-name="T32">, zuletzt abgerufen am 03. Februar 2019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20" draw:text-style-name="P26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5"><text:span text:style-name="T32"><text:s text:c="5"/></text:span><text:span text:style-name="T33">Intel Project for LLVM technology</text:span><text:span text:style-name="T32">. Januar 2019. – </text:span><text:span text:style-name="T32"><text:a xlink:href="https://github.com/intel/llvm/tree/sycl" xlink:type="simple">https://github.com/intel/llvm/tree/sycl</text:a></text:span><text:span text:style-name="T32">,</text:span></text:p>
                <text:p text:style-name="P25"><text:span text:style-name="T32"><text:s text:c="5"/></text:span><text:span text:style-name="T32">zuletzt abgerufen am 10. Februar 2019</text:span></text:p>
                <text:p text:style-name="P25"><text:span text:style-name="T32"/></text:p>
                <text:p text:style-name="P25"><text:span text:style-name="T32"><text:s text:c="5"/></text:span><text:span text:style-name="T32">TOP500.org: </text:span><text:span text:style-name="T33">November 2018 | TOP500 Supercomputer Sites</text:span><text:span text:style-name="T32">. November 2018 –</text:span></text:p>
                <text:p text:style-name="P25"><text:span text:style-name="T32"><text:s text:c="5"/></text:span><text:span text:style-name="T32"><text:a xlink:href="https://www.top500.org/lists/2018/11" xlink:type="simple">https://www.top500.org/lists/2018/11</text:a></text:span><text:span text:style-name="T32">, zuletzt abgerufen am 18. Januar 2019</text:span></text:p>
                <text:p text:style-name="P25"><text:span text:style-name="T32"/></text:p>
                <text:p text:style-name="P25"><text:span text:style-name="T32"><text:s text:c="5"/></text:span><text:span text:style-name="T33">triSYCL</text:span><text:span text:style-name="T32">. Dezember 2018. – </text:span><text:span text:style-name="T32"><text:a xlink:href="https://github.com/triSYCL/triSYCL" xlink:type="simple">https://github.com/triSYCL/triSYCL</text:a></text:span><text:span text:style-name="T32">, zuletzt abgerufen am</text:span></text:p>
                <text:p text:style-name="P25"><text:span text:style-name="T32"><text:s text:c="5"/></text:span><text:span text:style-name="T32">10. Februar 2019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5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2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3" draw:style-name="dp3" draw:master-page-name="Master1-Layout2-obj-Titel-und-Inhalt" presentation:presentation-page-layout-name="AL2T1">
        <office:forms form:automatic-focus="false" form:apply-design-mode="false"/>
        <draw:frame presentation:style-name="pr15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3.758cm" svg:height="10.319cm" svg:x="2.54cm" svg:y="2.064cm" draw:page-number="5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creation-date>2012-01-26T13:39:15</meta:creation-date>
    <meta:editing-cycles>1213</meta:editing-cycles>
    <meta:editing-duration>P11DT15H41M24S</meta:editing-duration>
    <dc:date>2019-03-19T11:52:18.935763960</dc:date>
    <meta:document-statistic meta:object-count="294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9353" draw:fill-color="#00935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b6400" draw:fill-color="#6b64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d4711a" draw:fill-color="#d471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5.096cm" svg:y="0.41cm" chart:style-name="ch2">
          <text:p>K20x - Reduction - 32 bit Integer - acht 256er-Blöcke pro Multiprozessor</text:p>
        </chart:title>
        <chart:legend chart:legend-position="end" svg:x="22.35cm" svg:y="5.828cm" style:legend-expansion="high" chart:style-name="ch3"/>
        <chart:plot-area chart:style-name="ch4" chart:data-source-has-labels="both" svg:x="1.503cm" svg:y="1.463cm" svg:width="20.355cm" svg:height="11.031cm">
          <chartooo:coordinate-region svg:x="2.124cm" svg:y="1.662cm" svg:width="19.189cm" svg:height="10.185cm"/>
          <chart:axis chart:dimension="x" chart:name="primary-x" chart:style-name="ch5" chartooo:axis-type="auto">
            <chartooo:date-scale/>
            <chart:title svg:x="11.53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SYCL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0.1261">
                <text:p>10.1261</text:p>
              </table:table-cell>
              <table:table-cell office:value-type="float" office:value="11.0853">
                <text:p>11.0853</text:p>
              </table:table-cell>
              <table:table-cell office:value-type="float" office:value="10.7366">
                <text:p>10.73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1.672">
                <text:p>21.672</text:p>
              </table:table-cell>
              <table:table-cell office:value-type="float" office:value="20.9782">
                <text:p>20.9782</text:p>
              </table:table-cell>
              <table:table-cell office:value-type="float" office:value="20.7919">
                <text:p>20.79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39.3846">
                <text:p>39.3846</text:p>
              </table:table-cell>
              <table:table-cell office:value-type="float" office:value="36.7354">
                <text:p>36.7354</text:p>
              </table:table-cell>
              <table:table-cell office:value-type="float" office:value="40.0098">
                <text:p>40.0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57.3368">
                <text:p>57.3368</text:p>
              </table:table-cell>
              <table:table-cell office:value-type="float" office:value="59.7411">
                <text:p>59.7411</text:p>
              </table:table-cell>
              <table:table-cell office:value-type="float" office:value="59.6867">
                <text:p>59.68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90.1458">
                <text:p>90.1458</text:p>
              </table:table-cell>
              <table:table-cell office:value-type="float" office:value="88.682">
                <text:p>88.682</text:p>
              </table:table-cell>
              <table:table-cell office:value-type="float" office:value="87.8499">
                <text:p>87.84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18.617">
                <text:p>118.617</text:p>
              </table:table-cell>
              <table:table-cell office:value-type="float" office:value="121.984">
                <text:p>121.984</text:p>
              </table:table-cell>
              <table:table-cell office:value-type="float" office:value="122.497">
                <text:p>122.4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42.741">
                <text:p>142.741</text:p>
              </table:table-cell>
              <table:table-cell office:value-type="float" office:value="146.163">
                <text:p>146.163</text:p>
              </table:table-cell>
              <table:table-cell office:value-type="float" office:value="145.717">
                <text:p>145.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161.171">
                <text:p>161.171</text:p>
              </table:table-cell>
              <table:table-cell office:value-type="float" office:value="159.649">
                <text:p>159.649</text:p>
              </table:table-cell>
              <table:table-cell office:value-type="float" office:value="160.899">
                <text:p>160.8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69.03">
                <text:p>169.03</text:p>
              </table:table-cell>
              <table:table-cell office:value-type="float" office:value="169.398">
                <text:p>169.398</text:p>
              </table:table-cell>
              <table:table-cell office:value-type="float" office:value="166.56">
                <text:p>166.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174.443">
                <text:p>174.443</text:p>
              </table:table-cell>
              <table:table-cell office:value-type="float" office:value="173.929">
                <text:p>173.929</text:p>
              </table:table-cell>
              <table:table-cell office:value-type="float" office:value="174.139">
                <text:p>174.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76.146">
                <text:p>176.146</text:p>
              </table:table-cell>
              <table:table-cell office:value-type="float" office:value="176.009">
                <text:p>176.009</text:p>
              </table:table-cell>
              <table:table-cell office:value-type="float" office:value="176.261">
                <text:p>176.2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177.606">
                <text:p>177.606</text:p>
              </table:table-cell>
              <table:table-cell office:value-type="float" office:value="177.593">
                <text:p>177.593</text:p>
              </table:table-cell>
              <table:table-cell office:value-type="float" office:value="177.162">
                <text:p>177.16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8.997cm" chart:style-name="ch6">
              <text:p>Prozent der Peak-Performance (FMA = 1 FLOP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3.1">
                <text:p>93.1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2.04">
                <text:p>72.04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88.7">
                <text:p>88.7</text:p>
              </table:table-cell>
              <table:table-cell office:value-type="float" office:value="88.74">
                <text:p>88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K20x - Reduction - CUDA</text:p>
        </chart:title>
        <chart:legend chart:legend-position="end" svg:x="20.393cm" svg:y="5.579cm" style:legend-expansion="high" chart:style-name="ch3"/>
        <chart:plot-area chart:style-name="ch4" chart:data-source-has-labels="both" svg:x="1.503cm" svg:y="1.463cm" svg:width="18.398cm" svg:height="11.031cm">
          <chartooo:coordinate-region svg:x="2.124cm" svg:y="1.662cm" svg:width="17.219cm" svg:height="10.185cm"/>
          <chart:axis chart:dimension="x" chart:name="primary-x" chart:style-name="ch5" chartooo:axis-type="auto">
            <chartooo:date-scale/>
            <chart:title svg:x="8.779cm" svg:y="12.768cm" chart:style-name="ch6">
              <text:p>Blöcke pro Multiprozessor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größe = 64</text:p>
              </table:table-cell>
              <table:table-cell office:value-type="string">
                <text:p>Blockgröße = 128</text:p>
              </table:table-cell>
              <table:table-cell office:value-type="string">
                <text:p>Blockgröße = 256</text:p>
              </table:table-cell>
              <table:table-cell office:value-type="string">
                <text:p>Blockgröße = 512</text:p>
              </table:table-cell>
              <table:table-cell office:value-type="string">
                <text:p>Block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2.9904">
                <text:p>42.9904</text:p>
              </table:table-cell>
              <table:table-cell office:value-type="float" office:value="82.9869">
                <text:p>82.9869</text:p>
              </table:table-cell>
              <table:table-cell office:value-type="float" office:value="137.461">
                <text:p>137.461</text:p>
              </table:table-cell>
              <table:table-cell office:value-type="float" office:value="170.235">
                <text:p>170.235</text:p>
              </table:table-cell>
              <table:table-cell office:value-type="float" office:value="177.488">
                <text:p>177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492">
                <text:p>83.2492</text:p>
              </table:table-cell>
              <table:table-cell office:value-type="float" office:value="137.924">
                <text:p>137.924</text:p>
              </table:table-cell>
              <table:table-cell office:value-type="float" office:value="170.745">
                <text:p>170.745</text:p>
              </table:table-cell>
              <table:table-cell office:value-type="float" office:value="177.606">
                <text:p>177.606</text:p>
              </table:table-cell>
              <table:table-cell office:value-type="float" office:value="177.007">
                <text:p>17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.393">
                <text:p>137.393</text:p>
              </table:table-cell>
              <table:table-cell office:value-type="float" office:value="171.687">
                <text:p>171.687</text:p>
              </table:table-cell>
              <table:table-cell office:value-type="float" office:value="177.606">
                <text:p>177.606</text:p>
              </table:table-cell>
              <table:table-cell office:value-type="float" office:value="176.958">
                <text:p>176.958</text:p>
              </table:table-cell>
              <table:table-cell office:value-type="float" office:value="176.496">
                <text:p>176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18">
                <text:p>133.518</text:p>
              </table:table-cell>
              <table:table-cell office:value-type="float" office:value="164.268">
                <text:p>164.268</text:p>
              </table:table-cell>
              <table:table-cell office:value-type="float" office:value="177.195">
                <text:p>177.195</text:p>
              </table:table-cell>
              <table:table-cell office:value-type="float" office:value="176.241">
                <text:p>176.241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58">
                <text:p>158.458</text:p>
              </table:table-cell>
              <table:table-cell office:value-type="float" office:value="174.398">
                <text:p>174.398</text:p>
              </table:table-cell>
              <table:table-cell office:value-type="float" office:value="176.669">
                <text:p>176.669</text:p>
              </table:table-cell>
              <table:table-cell office:value-type="float" office:value="176.276">
                <text:p>176.276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.406">
                <text:p>156.406</text:p>
              </table:table-cell>
              <table:table-cell office:value-type="float" office:value="172.373">
                <text:p>172.373</text:p>
              </table:table-cell>
              <table:table-cell office:value-type="float" office:value="176.857">
                <text:p>176.857</text:p>
              </table:table-cell>
              <table:table-cell office:value-type="float" office:value="175.784">
                <text:p>175.784</text:p>
              </table:table-cell>
              <table:table-cell office:value-type="float" office:value="171.926">
                <text:p>171.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.537">
                <text:p>163.537</text:p>
              </table:table-cell>
              <table:table-cell office:value-type="float" office:value="175.709">
                <text:p>175.709</text:p>
              </table:table-cell>
              <table:table-cell office:value-type="float" office:value="175.659">
                <text:p>175.659</text:p>
              </table:table-cell>
              <table:table-cell office:value-type="float" office:value="172.573">
                <text:p>172.573</text:p>
              </table:table-cell>
              <table:table-cell office:value-type="float" office:value="161.333">
                <text:p>161.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.961">
                <text:p>161.961</text:p>
              </table:table-cell>
              <table:table-cell office:value-type="float" office:value="175.398">
                <text:p>175.398</text:p>
              </table:table-cell>
              <table:table-cell office:value-type="float" office:value="175">
                <text:p>175</text:p>
              </table:table-cell>
              <table:table-cell office:value-type="float" office:value="174.534">
                <text:p>174.534</text:p>
              </table:table-cell>
              <table:table-cell office:value-type="float" office:value="150.935">
                <text:p>150.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417">
                <text:p>160.417</text:p>
              </table:table-cell>
              <table:table-cell office:value-type="float" office:value="174.115">
                <text:p>174.115</text:p>
              </table:table-cell>
              <table:table-cell office:value-type="float" office:value="176.187">
                <text:p>176.187</text:p>
              </table:table-cell>
              <table:table-cell office:value-type="float" office:value="170.341">
                <text:p>170.341</text:p>
              </table:table-cell>
              <table:table-cell office:value-type="float" office:value="133.202">
                <text:p>133.2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.868">
                <text:p>157.868</text:p>
              </table:table-cell>
              <table:table-cell office:value-type="float" office:value="174.63">
                <text:p>174.63</text:p>
              </table:table-cell>
              <table:table-cell office:value-type="float" office:value="175.338">
                <text:p>175.338</text:p>
              </table:table-cell>
              <table:table-cell office:value-type="float" office:value="145.451">
                <text:p>145.451</text:p>
              </table:table-cell>
              <table:table-cell office:value-type="float" office:value="118.088">
                <text:p>118.0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6.744">
                <text:p>156.744</text:p>
              </table:table-cell>
              <table:table-cell office:value-type="float" office:value="169.98">
                <text:p>169.98</text:p>
              </table:table-cell>
              <table:table-cell office:value-type="float" office:value="159.56">
                <text:p>159.56</text:p>
              </table:table-cell>
              <table:table-cell office:value-type="float" office:value="141.738">
                <text:p>141.738</text:p>
              </table:table-cell>
              <table:table-cell office:value-type="float" office:value="67.4496">
                <text:p>67.449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9.007">
                <text:p>139.007</text:p>
              </table:table-cell>
              <table:table-cell office:value-type="float" office:value="151.088">
                <text:p>151.088</text:p>
              </table:table-cell>
              <table:table-cell office:value-type="float" office:value="140.474">
                <text:p>140.474</text:p>
              </table:table-cell>
              <table:table-cell office:value-type="float" office:value="85.6772">
                <text:p>85.6772</text:p>
              </table:table-cell>
              <table:table-cell office:value-type="float" office:value="37.1804">
                <text:p>37.1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Vega 64 - Reduction - HC</text:p>
        </chart:title>
        <chart:legend chart:legend-position="end" svg:x="20.525cm" svg:y="5.579cm" style:legend-expansion="high" chart:style-name="ch3"/>
        <chart:plot-area chart:style-name="ch4" chart:data-source-has-labels="both" svg:x="1.503cm" svg:y="1.463cm" svg:width="18.53cm" svg:height="11.031cm">
          <chartooo:coordinate-region svg:x="2.31cm" svg:y="1.662cm" svg:width="17.351cm" svg:height="10.185cm"/>
          <chart:axis chart:dimension="x" chart:name="primary-x" chart:style-name="ch5" chartooo:axis-type="auto">
            <chartooo:date-scale/>
            <chart:title svg:x="8.991cm" svg:y="12.768cm" chart:style-name="ch6">
              <text:p>Tiles pro Multiprozessor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series chart:style-name="ch13" chart:values-cell-range-address="local-table.$E$2:.$E$11" chart:label-cell-address="local-table.$E$1" chart:class="chart:line">
            <chart:data-point chart:repeated="10"/>
          </chart:series>
          <chart:series chart:style-name="ch14" chart:values-cell-range-address="local-table.$F$2:.$F$11" chart:label-cell-address="local-table.$F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-Größe = 64</text:p>
              </table:table-cell>
              <table:table-cell office:value-type="string">
                <text:p>Tile-Größe = 128</text:p>
              </table:table-cell>
              <table:table-cell office:value-type="string">
                <text:p>Tile-Größe = 256</text:p>
              </table:table-cell>
              <table:table-cell office:value-type="string">
                <text:p>Tile-Größe = 512</text:p>
              </table:table-cell>
              <table:table-cell office:value-type="string">
                <text:p>Tile-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3.65">
                <text:p>203.65</text:p>
              </table:table-cell>
              <table:table-cell office:value-type="float" office:value="318.691">
                <text:p>318.691</text:p>
              </table:table-cell>
              <table:table-cell office:value-type="float" office:value="419.428">
                <text:p>419.428</text:p>
              </table:table-cell>
              <table:table-cell office:value-type="float" office:value="417.053">
                <text:p>417.053</text:p>
              </table:table-cell>
              <table:table-cell office:value-type="float" office:value="376.388">
                <text:p>376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e181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6b6400" draw:fill-color="#6b64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789cm" svg:y="0.41cm" chart:style-name="ch2">
          <text:p>AMD - Reduction - zwei 256er-Tiles pro Multiprozessor</text:p>
        </chart:title>
        <chart:legend chart:legend-position="end" svg:x="22.509cm" svg:y="6.077cm" style:legend-expansion="high" chart:style-name="ch3"/>
        <chart:plot-area chart:style-name="ch4" chart:data-source-has-labels="both" svg:x="1.503cm" svg:y="1.463cm" svg:width="20.514cm" svg:height="11.031cm">
          <chartooo:coordinate-region svg:x="2.31cm" svg:y="1.662cm" svg:width="19.348cm" svg:height="10.185cm"/>
          <chart:axis chart:dimension="x" chart:name="primary-x" chart:style-name="ch5" chartooo:axis-type="auto">
            <chartooo:date-scale/>
            <chart:title svg:x="11.61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1.0469">
                <text:p>11.0469</text:p>
              </table:table-cell>
              <table:table-cell office:value-type="float" office:value="13.8232">
                <text:p>13.823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  <table:table-cell office:value-type="float" office:value="442.267">
                <text:p>442.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8.324cm" svg:y="1.505cm" chart:style-name="ch3">
          <text:p>32 bit Float - Ausrollfaktor 64, Blockgröße 512</text:p>
        </chart:subtitle>
        <chart:legend chart:legend-position="end" svg:x="20.313cm" svg:y="6.336cm" style:legend-expansion="high" chart:style-name="ch4"/>
        <chart:plot-area chart:style-name="ch5" chart:data-source-has-labels="both" svg:x="1.503cm" svg:y="2.483cm" svg:width="18.318cm" svg:height="11.006cm">
          <chartooo:coordinate-region svg:x="2.495cm" svg:y="2.682cm" svg:width="17.326cm" svg:height="10.16cm"/>
          <chart:axis chart:dimension="x" chart:name="primary-x" chart:style-name="ch6" chartooo:axis-type="auto">
            <chartooo:date-scale/>
            <chart:title svg:x="10.512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(mit Q_rsqrt)</text:p>
              </table:table-cell>
              <table:table-cell office:value-type="string">
                <text:p>SYCL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245.953">
                <text:p>245.953</text:p>
              </table:table-cell>
              <table:table-cell office:value-type="float" office:value="240.36">
                <text:p>240.3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6.757">
                <text:p>506.757</text:p>
              </table:table-cell>
              <table:table-cell office:value-type="float" office:value="488.184">
                <text:p>488.18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87.396">
                <text:p>887.396</text:p>
              </table:table-cell>
              <table:table-cell office:value-type="float" office:value="809.258">
                <text:p>809.25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89.76">
                <text:p>1189.76</text:p>
              </table:table-cell>
              <table:table-cell office:value-type="float" office:value="1138.89">
                <text:p>1138.89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001.31">
                <text:p>1001.31</text:p>
              </table:table-cell>
              <table:table-cell office:value-type="float" office:value="1161.73">
                <text:p>1161.7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231.7">
                <text:p>1231.7</text:p>
              </table:table-cell>
              <table:table-cell office:value-type="float" office:value="1288.98">
                <text:p>1288.9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437.38">
                <text:p>1437.38</text:p>
              </table:table-cell>
              <table:table-cell office:value-type="float" office:value="1408.35">
                <text:p>1408.3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481.08">
                <text:p>1481.08</text:p>
              </table:table-cell>
              <table:table-cell office:value-type="float" office:value="1384.53">
                <text:p>1384.5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517.62">
                <text:p>1517.62</text:p>
              </table:table-cell>
              <table:table-cell office:value-type="float" office:value="1417.24">
                <text:p>1417.2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21.782cm" svg:y="4.481cm" style:legend-expansion="high" chart:style-name="ch2"/>
        <chart:plot-area chart:style-name="ch3" chart:data-source-has-labels="both" svg:x="1.48cm" svg:y="0.221cm" svg:width="19.833cm" svg:height="10.613cm">
          <chartooo:coordinate-region svg:x="2.287cm" svg:y="0.42cm" svg:width="19.026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674cm" chart:style-name="ch6">
              <text:p>Prozent der Peak-Bandbreit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4.47">
                <text:p>94.47</text:p>
              </table:table-cell>
              <table:table-cell office:value-type="float" office:value="94.46">
                <text:p>94.46</text:p>
              </table:table-cell>
              <table:table-cell office:value-type="float" office:value="0">
                <text:p>0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97.91">
                <text:p>97.91</text:p>
              </table:table-cell>
              <table:table-cell office:value-type="float" office:value="94.84">
                <text:p>94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48cm" svg:y="0.431cm" chart:style-name="ch2">
          <text:p>Vega 64 - N-Body</text:p>
        </chart:title>
        <chart:subtitle svg:x="9.541cm" svg:y="1.505cm" chart:style-name="ch3">
          <text:p>Ausrollfaktor 8, Blockgröße 256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68cm" svg:y="2.682cm" svg:width="17.432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527.093">
                <text:p>527.093</text:p>
              </table:table-cell>
              <table:table-cell office:value-type="float" office:value="548.861">
                <text:p>548.861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8.36">
                <text:p>1108.36</text:p>
              </table:table-cell>
              <table:table-cell office:value-type="float" office:value="1146.22">
                <text:p>1146.22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77.8">
                <text:p>2277.8</text:p>
              </table:table-cell>
              <table:table-cell office:value-type="float" office:value="2328.27">
                <text:p>2328.27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345.03">
                <text:p>4345.03</text:p>
              </table:table-cell>
              <table:table-cell office:value-type="float" office:value="4630.76">
                <text:p>4630.7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5197.24">
                <text:p>5197.24</text:p>
              </table:table-cell>
              <table:table-cell office:value-type="float" office:value="5317.53">
                <text:p>5317.5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370.91">
                <text:p>5370.91</text:p>
              </table:table-cell>
              <table:table-cell office:value-type="float" office:value="5406.46">
                <text:p>5406.4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5508.2">
                <text:p>5508.2</text:p>
              </table:table-cell>
              <table:table-cell office:value-type="float" office:value="5526.9">
                <text:p>5526.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568">
                <text:p>5568</text:p>
              </table:table-cell>
              <table:table-cell office:value-type="float" office:value="5577.23">
                <text:p>5577.2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5583.04">
                <text:p>5583.04</text:p>
              </table:table-cell>
              <table:table-cell office:value-type="float" office:value="5579.99">
                <text:p>5579.9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8.324cm" svg:y="1.505cm" chart:style-name="ch3">
          <text:p>32 bit Float - Ausrollfaktor 64, Blockgröße 512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495cm" svg:y="2.682cm" svg:width="17.617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382.815">
                <text:p>382.815</text:p>
              </table:table-cell>
              <table:table-cell office:value-type="float" office:value="382.452">
                <text:p>382.452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4.651">
                <text:p>774.651</text:p>
              </table:table-cell>
              <table:table-cell office:value-type="float" office:value="776.228">
                <text:p>776.22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25.49">
                <text:p>1025.49</text:p>
              </table:table-cell>
              <table:table-cell office:value-type="float" office:value="1027.15">
                <text:p>1027.1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24.8">
                <text:p>1424.8</text:p>
              </table:table-cell>
              <table:table-cell office:value-type="float" office:value="1420.06">
                <text:p>1420.0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377.13">
                <text:p>1377.13</text:p>
              </table:table-cell>
              <table:table-cell office:value-type="float" office:value="1421.03">
                <text:p>1421.0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635.01">
                <text:p>1635.01</text:p>
              </table:table-cell>
              <table:table-cell office:value-type="float" office:value="1596.14">
                <text:p>1596.1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733.56">
                <text:p>1733.56</text:p>
              </table:table-cell>
              <table:table-cell office:value-type="float" office:value="1732.86">
                <text:p>1732.8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818.88">
                <text:p>1818.88</text:p>
              </table:table-cell>
              <table:table-cell office:value-type="float" office:value="1829.67">
                <text:p>1829.67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831.89">
                <text:p>1831.89</text:p>
              </table:table-cell>
              <table:table-cell office:value-type="float" office:value="1829.65">
                <text:p>1829.6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935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b64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471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381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9.077cm" chart:style-name="ch6">
              <text:p>Prozent der Peak-Performance (FMA = 2 FLOPs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46.55">
                <text:p>46.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36.02">
                <text:p>36.02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44.35">
                <text:p>44.35</text:p>
              </table:table-cell>
              <table:table-cell office:value-type="float" office:value="44.37">
                <text:p>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